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4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1.321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2.759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number:number-style style:name="N5002" number:language="it" number:country="IT">
      <number:number number:decimal-places="2" number:min-integer-digits="1"/>
    </number:number-style>
    <number:number-style style:name="N5003" number:language="it" number:country="IT">
      <number:number number:decimal-places="0" number:min-integer-digits="1" number:grouping="true"/>
    </number:number-style>
    <style:style style:name="ce1" style:family="table-cell" style:parent-style-name="Excel_20_Built-in_20_Normal" style:data-style-name="N5003"/>
    <style:style style:name="ce2" style:family="table-cell" style:parent-style-name="Excel_20_Built-in_20_Normal" style:data-style-name="N5002"/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ce2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7" table:number-columns-repeated="2" table:default-cell-style-name="Excel_20_Built-in_20_Normal"/>
        <table:table-column table:style-name="co9" table:default-cell-style-name="Excel_20_Built-in_20_Normal"/>
        <table:table-column table:style-name="co7" table:number-columns-repeated="1010" table:default-cell-style-name="Excel_20_Built-in_20_Normal"/>
        <table:table-row table:style-name="ro1">
          <table:table-cell/>
          <table:table-cell table:style-name="ce1"/>
          <table:table-cell table:number-columns-repeated="3"/>
          <table:table-cell office:value-type="string">
            <text:p>max rs/ro</text:p>
          </table:table-cell>
          <table:table-cell office:value-type="float" office:value="10">
            <text:p>10</text:p>
          </table:table-cell>
          <table:table-cell table:formula="of:=POWER([.$G$1]/[.$K$7]; 1/[.$K$8])" office:value-type="float" office:value="1.50570101321325">
            <text:p>1,5057010132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>
            <text:p>min rs/ro</text:p>
          </table:table-cell>
          <table:table-cell office:value-type="float" office:value="300">
            <text:p>300</text:p>
          </table:table-cell>
          <table:table-cell table:formula="of:=POWER([.$G$2]/[.$K$7]; 1/[.$K$8])" office:value-type="float" office:value="0.526240304900023">
            <text:p>0,5262403049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dc</text:p>
          </table:table-cell>
          <table:table-cell office:value-type="string">
            <text:p>rs</text:p>
          </table:table-cell>
          <table:table-cell/>
          <table:table-cell office:value-type="string">
            <text:p>rs/ro</text:p>
          </table:table-cell>
          <table:table-cell office:value-type="string">
            <text:p>sf * ((rs/ro) ^ exp)</text:p>
          </table:table-cell>
          <table:table-cell table:number-columns-repeated="4"/>
          <table:table-cell table:style-name="ce3" office:value-type="string">
            <text:p>adcres</text:p>
          </table:table-cell>
          <table:table-cell table:style-name="ce2" office:value-type="float" office:value="22000">
            <text:p>22000,00</text:p>
          </table:table-cell>
          <table:table-cell/>
          <table:table-cell table:style-name="ce3" office:value-type="string">
            <text:p>ro finder</text:p>
          </table:table-cell>
          <table:table-cell table:formula="of:=[.$N$7] * EXP( LN([.$K$7]/[.$N$6]) / [.$K$8] )" office:value-type="float" office:value="8452.71959636764">
            <text:p>8452,7195963677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formula="of:=1024*[.$K$5]/[.A6]-[.$K$5]" office:value-type="float" office:value="22506000">
            <text:p>22506000</text:p>
          </table:table-cell>
          <table:table-cell/>
          <table:table-cell table:formula="of:=[.B6]/[.$K$6]" office:value-type="float" office:value="2662.80170373876">
            <text:p>2662,80</text:p>
          </table:table-cell>
          <table:table-cell table:formula="of:=[.$K$7]*POWER([.B6]/[.$K$6];[.$K$8])" office:value-type="float" office:value="0.000000000311046798037336">
            <text:p>3,11046798037336E-010</text:p>
          </table:table-cell>
          <table:table-cell table:number-columns-repeated="4"/>
          <table:table-cell office:value-type="string">
            <text:p>ro</text:p>
          </table:table-cell>
          <table:table-cell table:style-name="ce2" office:value-type="float" office:value="8452">
            <text:p>8452,00</text:p>
          </table:table-cell>
          <table:table-cell/>
          <table:table-cell office:value-type="string">
            <text:p>ppm set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formula="of:=[.A6]+10" office:value-type="float" office:value="11">
            <text:p>11</text:p>
          </table:table-cell>
          <table:table-cell table:formula="of:=1024*[.$K$5]/[.A7]-[.$K$5]" office:value-type="float" office:value="2026000">
            <text:p>2026000</text:p>
          </table:table-cell>
          <table:table-cell/>
          <table:table-cell table:formula="of:=[.B7]/[.$K$6]" office:value-type="float" office:value="239.706578324657">
            <text:p>239,71</text:p>
          </table:table-cell>
          <table:table-cell table:formula="of:=[.$K$7]*POWER([.B7]/[.$K$6];[.$K$8])" office:value-type="float" office:value="0.000000751475282138915">
            <text:p>7,51475282138915E-007</text:p>
          </table:table-cell>
          <table:table-cell table:number-columns-repeated="4"/>
          <table:table-cell office:value-type="string">
            <text:p>sf</text:p>
          </table:table-cell>
          <table:table-cell table:style-name="ce2" office:value-type="float" office:value="37.58805473">
            <text:p>37,59</text:p>
          </table:table-cell>
          <table:table-cell/>
          <table:table-cell office:value-type="string">
            <text:p>rs read</text:p>
          </table:table-cell>
          <table:table-cell office:value-type="float" office:value="25931">
            <text:p>25931</text:p>
          </table:table-cell>
          <table:table-cell table:number-columns-repeated="1010"/>
        </table:table-row>
        <table:table-row table:style-name="ro1">
          <table:table-cell table:formula="of:=[.A7]+10" office:value-type="float" office:value="21">
            <text:p>21</text:p>
          </table:table-cell>
          <table:table-cell table:formula="of:=1024*[.$K$5]/[.A8]-[.$K$5]" office:value-type="float" office:value="1050761.9047619">
            <text:p>1050761,9047619</text:p>
          </table:table-cell>
          <table:table-cell/>
          <table:table-cell table:formula="of:=[.B8]/[.$K$6]" office:value-type="float" office:value="124.321096162081">
            <text:p>124,32</text:p>
          </table:table-cell>
          <table:table-cell table:formula="of:=[.$K$7]*POWER([.B8]/[.$K$6];[.$K$8])" office:value-type="float" office:value="0.00000628682141674677">
            <text:p>6,28682141674677E-006</text:p>
          </table:table-cell>
          <table:table-cell table:number-columns-repeated="4"/>
          <table:table-cell office:value-type="string">
            <text:p>exp</text:p>
          </table:table-cell>
          <table:table-cell table:style-name="ce2" office:value-type="float" office:value="-3.235365807">
            <text:p>-3,24</text:p>
          </table:table-cell>
          <table:table-cell table:number-columns-repeated="1013"/>
        </table:table-row>
        <table:table-row table:style-name="ro1">
          <table:table-cell table:formula="of:=[.A8]+10" office:value-type="float" office:value="31">
            <text:p>31</text:p>
          </table:table-cell>
          <table:table-cell table:formula="of:=1024*[.$K$5]/[.A9]-[.$K$5]" office:value-type="float" office:value="704709.677419355">
            <text:p>704709,677419355</text:p>
          </table:table-cell>
          <table:table-cell/>
          <table:table-cell table:formula="of:=[.B9]/[.$K$6]" office:value-type="float" office:value="83.3778605560051">
            <text:p>83,38</text:p>
          </table:table-cell>
          <table:table-cell table:formula="of:=[.$K$7]*POWER([.B9]/[.$K$6];[.$K$8])" office:value-type="float" office:value="0.0000228953849469628">
            <text:p>2,28953849469628E-005</text:p>
          </table:table-cell>
          <table:table-cell table:number-columns-repeated="1019"/>
        </table:table-row>
        <table:table-row table:style-name="ro1">
          <table:table-cell table:formula="of:=[.A9]+10" office:value-type="float" office:value="41">
            <text:p>41</text:p>
          </table:table-cell>
          <table:table-cell table:formula="of:=1024*[.$K$5]/[.A10]-[.$K$5]" office:value-type="float" office:value="527463.414634146">
            <text:p>527463,414634146</text:p>
          </table:table-cell>
          <table:table-cell/>
          <table:table-cell table:formula="of:=[.B10]/[.$K$6]" office:value-type="float" office:value="62.4069350016737">
            <text:p>62,41</text:p>
          </table:table-cell>
          <table:table-cell table:formula="of:=[.$K$7]*POWER([.B10]/[.$K$6];[.$K$8])" office:value-type="float" office:value="0.0000584540841641282">
            <text:p>5,84540841641282E-005</text:p>
          </table:table-cell>
          <table:table-cell table:number-columns-repeated="1019"/>
        </table:table-row>
        <table:table-row table:style-name="ro1">
          <table:table-cell table:formula="of:=[.A10]+10" office:value-type="float" office:value="51">
            <text:p>51</text:p>
          </table:table-cell>
          <table:table-cell table:formula="of:=1024*[.$K$5]/[.A11]-[.$K$5]" office:value-type="float" office:value="419725.490196078">
            <text:p>419725,490196078</text:p>
          </table:table-cell>
          <table:table-cell/>
          <table:table-cell table:formula="of:=[.B11]/[.$K$6]" office:value-type="float" office:value="49.65990182159">
            <text:p>49,66</text:p>
          </table:table-cell>
          <table:table-cell table:formula="of:=[.$K$7]*POWER([.B11]/[.$K$6];[.$K$8])" office:value-type="float" office:value="0.000122419469616384">
            <text:p>0,0001224195</text:p>
          </table:table-cell>
          <table:table-cell table:number-columns-repeated="1019"/>
        </table:table-row>
        <table:table-row table:style-name="ro1">
          <table:table-cell table:formula="of:=[.A11]+10" office:value-type="float" office:value="61">
            <text:p>61</text:p>
          </table:table-cell>
          <table:table-cell table:formula="of:=1024*[.$K$5]/[.A12]-[.$K$5]" office:value-type="float" office:value="347311.475409836">
            <text:p>347311,475409836</text:p>
          </table:table-cell>
          <table:table-cell/>
          <table:table-cell table:formula="of:=[.B12]/[.$K$6]" office:value-type="float" office:value="41.0922237825173">
            <text:p>41,09</text:p>
          </table:table-cell>
          <table:table-cell table:formula="of:=[.$K$7]*POWER([.B12]/[.$K$6];[.$K$8])" office:value-type="float" office:value="0.000225916044669581">
            <text:p>0,000225916</text:p>
          </table:table-cell>
          <table:table-cell table:number-columns-repeated="1019"/>
        </table:table-row>
        <table:table-row table:style-name="ro1">
          <table:table-cell table:formula="of:=[.A12]+10" office:value-type="float" office:value="71">
            <text:p>71</text:p>
          </table:table-cell>
          <table:table-cell table:formula="of:=1024*[.$K$5]/[.A13]-[.$K$5]" office:value-type="float" office:value="295295.774647887">
            <text:p>295295,774647887</text:p>
          </table:table-cell>
          <table:table-cell/>
          <table:table-cell table:formula="of:=[.B13]/[.$K$6]" office:value-type="float" office:value="34.9379761769862">
            <text:p>34,94</text:p>
          </table:table-cell>
          <table:table-cell table:formula="of:=[.$K$7]*POWER([.B13]/[.$K$6];[.$K$8])" office:value-type="float" office:value="0.00038187136923431">
            <text:p>0,0003818714</text:p>
          </table:table-cell>
          <table:table-cell table:number-columns-repeated="1019"/>
        </table:table-row>
        <table:table-row table:style-name="ro1">
          <table:table-cell table:formula="of:=[.A13]+10" office:value-type="float" office:value="81">
            <text:p>81</text:p>
          </table:table-cell>
          <table:table-cell table:formula="of:=1024*[.$K$5]/[.A14]-[.$K$5]" office:value-type="float" office:value="256123.456790123">
            <text:p>256123,456790123</text:p>
          </table:table-cell>
          <table:table-cell/>
          <table:table-cell table:formula="of:=[.B14]/[.$K$6]" office:value-type="float" office:value="30.3032958814628">
            <text:p>30,30</text:p>
          </table:table-cell>
          <table:table-cell table:formula="of:=[.$K$7]*POWER([.B14]/[.$K$6];[.$K$8])" office:value-type="float" office:value="0.000605185053714738">
            <text:p>0,0006051851</text:p>
          </table:table-cell>
          <table:table-cell table:number-columns-repeated="1019"/>
        </table:table-row>
        <table:table-row table:style-name="ro1">
          <table:table-cell table:formula="of:=[.A14]+10" office:value-type="float" office:value="91">
            <text:p>91</text:p>
          </table:table-cell>
          <table:table-cell table:formula="of:=1024*[.$K$5]/[.A15]-[.$K$5]" office:value-type="float" office:value="225560.43956044">
            <text:p>225560,43956044</text:p>
          </table:table-cell>
          <table:table-cell/>
          <table:table-cell table:formula="of:=[.B15]/[.$K$6]" office:value-type="float" office:value="26.6872266399006">
            <text:p>26,69</text:p>
          </table:table-cell>
          <table:table-cell table:formula="of:=[.$K$7]*POWER([.B15]/[.$K$6];[.$K$8])" office:value-type="float" office:value="0.000912927853928918">
            <text:p>0,0009129279</text:p>
          </table:table-cell>
          <table:table-cell table:number-columns-repeated="1019"/>
        </table:table-row>
        <table:table-row table:style-name="ro1">
          <table:table-cell table:formula="of:=[.A15]+10" office:value-type="float" office:value="101">
            <text:p>101</text:p>
          </table:table-cell>
          <table:table-cell table:formula="of:=1024*[.$K$5]/[.A16]-[.$K$5]" office:value-type="float" office:value="201049.504950495">
            <text:p>201049,504950495</text:p>
          </table:table-cell>
          <table:table-cell/>
          <table:table-cell table:formula="of:=[.B16]/[.$K$6]" office:value-type="float" office:value="23.7872107134992">
            <text:p>23,79</text:p>
          </table:table-cell>
          <table:table-cell table:formula="of:=[.$K$7]*POWER([.B16]/[.$K$6];[.$K$8])" office:value-type="float" office:value="0.00132457052981721">
            <text:p>0,0013245705</text:p>
          </table:table-cell>
          <table:table-cell table:number-columns-repeated="1019"/>
        </table:table-row>
        <table:table-row table:style-name="ro1">
          <table:table-cell table:formula="of:=[.A16]+10" office:value-type="float" office:value="111">
            <text:p>111</text:p>
          </table:table-cell>
          <table:table-cell table:formula="of:=1024*[.$K$5]/[.A17]-[.$K$5]" office:value-type="float" office:value="180954.954954955">
            <text:p>180954,954954955</text:p>
          </table:table-cell>
          <table:table-cell/>
          <table:table-cell table:formula="of:=[.B17]/[.$K$6]" office:value-type="float" office:value="21.4097201792422">
            <text:p>21,41</text:p>
          </table:table-cell>
          <table:table-cell table:formula="of:=[.$K$7]*POWER([.B17]/[.$K$6];[.$K$8])" office:value-type="float" office:value="0.00186224384364931">
            <text:p>0,0018622438</text:p>
          </table:table-cell>
          <table:table-cell table:number-columns-repeated="1019"/>
        </table:table-row>
        <table:table-row table:style-name="ro1">
          <table:table-cell table:formula="of:=[.A17]+10" office:value-type="float" office:value="121">
            <text:p>121</text:p>
          </table:table-cell>
          <table:table-cell table:formula="of:=1024*[.$K$5]/[.A18]-[.$K$5]" office:value-type="float" office:value="164181.818181818">
            <text:p>164181,818181818</text:p>
          </table:table-cell>
          <table:table-cell/>
          <table:table-cell table:formula="of:=[.B18]/[.$K$6]" office:value-type="float" office:value="19.4252032870111">
            <text:p>19,43</text:p>
          </table:table-cell>
          <table:table-cell table:formula="of:=[.$K$7]*POWER([.B18]/[.$K$6];[.$K$8])" office:value-type="float" office:value="0.00255103214181512">
            <text:p>0,0025510321</text:p>
          </table:table-cell>
          <table:table-cell table:number-columns-repeated="1019"/>
        </table:table-row>
        <table:table-row table:style-name="ro1">
          <table:table-cell table:formula="of:=[.A18]+10" office:value-type="float" office:value="131">
            <text:p>131</text:p>
          </table:table-cell>
          <table:table-cell table:formula="of:=1024*[.$K$5]/[.A19]-[.$K$5]" office:value-type="float" office:value="149969.465648855">
            <text:p>149969,465648855</text:p>
          </table:table-cell>
          <table:table-cell/>
          <table:table-cell table:formula="of:=[.B19]/[.$K$6]" office:value-type="float" office:value="17.7436660729833">
            <text:p>17,74</text:p>
          </table:table-cell>
          <table:table-cell table:formula="of:=[.$K$7]*POWER([.B19]/[.$K$6];[.$K$8])" office:value-type="float" office:value="0.00341930377798906">
            <text:p>0,0034193038</text:p>
          </table:table-cell>
          <table:table-cell table:number-columns-repeated="1019"/>
        </table:table-row>
        <table:table-row table:style-name="ro1">
          <table:table-cell table:formula="of:=[.A19]+10" office:value-type="float" office:value="141">
            <text:p>141</text:p>
          </table:table-cell>
          <table:table-cell table:formula="of:=1024*[.$K$5]/[.A20]-[.$K$5]" office:value-type="float" office:value="137773.04964539">
            <text:p>137773,04964539</text:p>
          </table:table-cell>
          <table:table-cell/>
          <table:table-cell table:formula="of:=[.B20]/[.$K$6]" office:value-type="float" office:value="16.3006447758389">
            <text:p>16,30</text:p>
          </table:table-cell>
          <table:table-cell table:formula="of:=[.$K$7]*POWER([.B20]/[.$K$6];[.$K$8])" office:value-type="float" office:value="0.00449908235943519">
            <text:p>0,0044990824</text:p>
          </table:table-cell>
          <table:table-cell table:number-columns-repeated="1019"/>
        </table:table-row>
        <table:table-row table:style-name="ro1">
          <table:table-cell table:formula="of:=[.A20]+10" office:value-type="float" office:value="151">
            <text:p>151</text:p>
          </table:table-cell>
          <table:table-cell table:formula="of:=1024*[.$K$5]/[.A21]-[.$K$5]" office:value-type="float" office:value="127192.052980132">
            <text:p>127192,052980132</text:p>
          </table:table-cell>
          <table:table-cell/>
          <table:table-cell table:formula="of:=[.B21]/[.$K$6]" office:value-type="float" office:value="15.0487521273228">
            <text:p>15,05</text:p>
          </table:table-cell>
          <table:table-cell table:formula="of:=[.$K$7]*POWER([.B21]/[.$K$6];[.$K$8])" office:value-type="float" office:value="0.00582646351368839">
            <text:p>0,0058264635</text:p>
          </table:table-cell>
          <table:table-cell table:number-columns-repeated="1019"/>
        </table:table-row>
        <table:table-row table:style-name="ro1">
          <table:table-cell table:formula="of:=[.A21]+10" office:value-type="float" office:value="161">
            <text:p>161</text:p>
          </table:table-cell>
          <table:table-cell table:formula="of:=1024*[.$K$5]/[.A22]-[.$K$5]" office:value-type="float" office:value="117925.465838509">
            <text:p>117925,465838509</text:p>
          </table:table-cell>
          <table:table-cell/>
          <table:table-cell table:formula="of:=[.B22]/[.$K$6]" office:value-type="float" office:value="13.9523740935293">
            <text:p>13,95</text:p>
          </table:table-cell>
          <table:table-cell table:formula="of:=[.$K$7]*POWER([.B22]/[.$K$6];[.$K$8])" office:value-type="float" office:value="0.00744208262663419">
            <text:p>0,0074420826</text:p>
          </table:table-cell>
          <table:table-cell table:number-columns-repeated="1019"/>
        </table:table-row>
        <table:table-row table:style-name="ro1">
          <table:table-cell table:formula="of:=[.A22]+10" office:value-type="float" office:value="171">
            <text:p>171</text:p>
          </table:table-cell>
          <table:table-cell table:formula="of:=1024*[.$K$5]/[.A23]-[.$K$5]" office:value-type="float" office:value="109742.69005848">
            <text:p>109742,69005848</text:p>
          </table:table-cell>
          <table:table-cell/>
          <table:table-cell table:formula="of:=[.B23]/[.$K$6]" office:value-type="float" office:value="12.9842274087174">
            <text:p>12,98</text:p>
          </table:table-cell>
          <table:table-cell table:formula="of:=[.$K$7]*POWER([.B23]/[.$K$6];[.$K$8])" office:value-type="float" office:value="0.00939163982718796">
            <text:p>0,0093916398</text:p>
          </table:table-cell>
          <table:table-cell table:number-columns-repeated="1019"/>
        </table:table-row>
        <table:table-row table:style-name="ro1">
          <table:table-cell table:formula="of:=[.A23]+10" office:value-type="float" office:value="181">
            <text:p>181</text:p>
          </table:table-cell>
          <table:table-cell table:formula="of:=1024*[.$K$5]/[.A24]-[.$K$5]" office:value-type="float" office:value="102464.08839779">
            <text:p>102464,08839779</text:p>
          </table:table-cell>
          <table:table-cell/>
          <table:table-cell table:formula="of:=[.B24]/[.$K$6]" office:value-type="float" office:value="12.1230582581389">
            <text:p>12,12</text:p>
          </table:table-cell>
          <table:table-cell table:formula="of:=[.$K$7]*POWER([.B24]/[.$K$6];[.$K$8])" office:value-type="float" office:value="0.0117264894143767">
            <text:p>0,0117264894</text:p>
          </table:table-cell>
          <table:table-cell table:number-columns-repeated="1019"/>
        </table:table-row>
        <table:table-row table:style-name="ro1">
          <table:table-cell table:formula="of:=[.A24]+10" office:value-type="float" office:value="191">
            <text:p>191</text:p>
          </table:table-cell>
          <table:table-cell table:formula="of:=1024*[.$K$5]/[.A25]-[.$K$5]" office:value-type="float" office:value="95947.6439790576">
            <text:p>95947,6439790576</text:p>
          </table:table-cell>
          <table:table-cell/>
          <table:table-cell table:formula="of:=[.B25]/[.$K$6]" office:value-type="float" office:value="11.3520638877257">
            <text:p>11,35</text:p>
          </table:table-cell>
          <table:table-cell table:formula="of:=[.$K$7]*POWER([.B25]/[.$K$6];[.$K$8])" office:value-type="float" office:value="0.0145043019639791">
            <text:p>0,014504302</text:p>
          </table:table-cell>
          <table:table-cell table:number-columns-repeated="1019"/>
        </table:table-row>
        <table:table-row table:style-name="ro1">
          <table:table-cell table:formula="of:=[.A25]+10" office:value-type="float" office:value="201">
            <text:p>201</text:p>
          </table:table-cell>
          <table:table-cell table:formula="of:=1024*[.$K$5]/[.A26]-[.$K$5]" office:value-type="float" office:value="90079.6019900498">
            <text:p>90079,6019900498</text:p>
          </table:table-cell>
          <table:table-cell/>
          <table:table-cell table:formula="of:=[.B26]/[.$K$6]" office:value-type="float" office:value="10.657785375065">
            <text:p>10,66</text:p>
          </table:table-cell>
          <table:table-cell table:formula="of:=[.$K$7]*POWER([.B26]/[.$K$6];[.$K$8])" office:value-type="float" office:value="0.0177898085390327">
            <text:p>0,0177898085</text:p>
          </table:table-cell>
          <table:table-cell table:number-columns-repeated="1019"/>
        </table:table-row>
        <table:table-row table:style-name="ro1">
          <table:table-cell table:formula="of:=[.A26]+10" office:value-type="float" office:value="211">
            <text:p>211</text:p>
          </table:table-cell>
          <table:table-cell table:formula="of:=1024*[.$K$5]/[.A27]-[.$K$5]" office:value-type="float" office:value="84767.7725118483">
            <text:p>84767,7725118483</text:p>
          </table:table-cell>
          <table:table-cell/>
          <table:table-cell table:formula="of:=[.B27]/[.$K$6]" office:value-type="float" office:value="10.02931525223">
            <text:p>10,03</text:p>
          </table:table-cell>
          <table:table-cell table:formula="of:=[.$K$7]*POWER([.B27]/[.$K$6];[.$K$8])" office:value-type="float" office:value="0.0216556377888499">
            <text:p>0,0216556378</text:p>
          </table:table-cell>
          <table:table-cell table:number-columns-repeated="1019"/>
        </table:table-row>
        <table:table-row table:style-name="ro1">
          <table:table-cell table:formula="of:=[.A27]+10" office:value-type="float" office:value="221">
            <text:p>221</text:p>
          </table:table-cell>
          <table:table-cell table:formula="of:=1024*[.$K$5]/[.A28]-[.$K$5]" office:value-type="float" office:value="79936.6515837104">
            <text:p>79936,6515837104</text:p>
          </table:table-cell>
          <table:table-cell/>
          <table:table-cell table:formula="of:=[.B28]/[.$K$6]" office:value-type="float" office:value="9.45772025363351">
            <text:p>9,46</text:p>
          </table:table-cell>
          <table:table-cell table:formula="of:=[.$K$7]*POWER([.B28]/[.$K$6];[.$K$8])" office:value-type="float" office:value="0.0261832582856776">
            <text:p>0,0261832583</text:p>
          </table:table-cell>
          <table:table-cell table:number-columns-repeated="1019"/>
        </table:table-row>
        <table:table-row table:style-name="ro1">
          <table:table-cell table:formula="of:=[.A28]+10" office:value-type="float" office:value="231">
            <text:p>231</text:p>
          </table:table-cell>
          <table:table-cell table:formula="of:=1024*[.$K$5]/[.A29]-[.$K$5]" office:value-type="float" office:value="75523.8095238095">
            <text:p>75523,8095238095</text:p>
          </table:table-cell>
          <table:table-cell/>
          <table:table-cell table:formula="of:=[.B29]/[.$K$6]" office:value-type="float" office:value="8.9356139995042">
            <text:p>8,94</text:p>
          </table:table-cell>
          <table:table-cell table:formula="of:=[.$K$7]*POWER([.B29]/[.$K$6];[.$K$8])" office:value-type="float" office:value="0.0314640402525205">
            <text:p>0,0314640403</text:p>
          </table:table-cell>
          <table:table-cell table:number-columns-repeated="1019"/>
        </table:table-row>
        <table:table-row table:style-name="ro1">
          <table:table-cell table:formula="of:=[.A29]+10" office:value-type="float" office:value="241">
            <text:p>241</text:p>
          </table:table-cell>
          <table:table-cell table:formula="of:=1024*[.$K$5]/[.A30]-[.$K$5]" office:value-type="float" office:value="71477.1784232365">
            <text:p>71477,1784232365</text:p>
          </table:table-cell>
          <table:table-cell/>
          <table:table-cell table:formula="of:=[.B30]/[.$K$6]" office:value-type="float" office:value="8.45683606521965">
            <text:p>8,46</text:p>
          </table:table-cell>
          <table:table-cell table:formula="of:=[.$K$7]*POWER([.B30]/[.$K$6];[.$K$8])" office:value-type="float" office:value="0.0376004529216118">
            <text:p>0,0376004529</text:p>
          </table:table-cell>
          <table:table-cell table:number-columns-repeated="1019"/>
        </table:table-row>
        <table:table-row table:style-name="ro1">
          <table:table-cell table:formula="of:=[.A30]+10" office:value-type="float" office:value="251">
            <text:p>251</text:p>
          </table:table-cell>
          <table:table-cell table:formula="of:=1024*[.$K$5]/[.A31]-[.$K$5]" office:value-type="float" office:value="67752.9880478088">
            <text:p>67752,9880478088</text:p>
          </table:table-cell>
          <table:table-cell/>
          <table:table-cell table:formula="of:=[.B31]/[.$K$6]" office:value-type="float" office:value="8.01620776713308">
            <text:p>8,02</text:p>
          </table:table-cell>
          <table:table-cell table:formula="of:=[.$K$7]*POWER([.B31]/[.$K$6];[.$K$8])" office:value-type="float" office:value="0.044707416179571">
            <text:p>0,0447074162</text:p>
          </table:table-cell>
          <table:table-cell table:number-columns-repeated="1019"/>
        </table:table-row>
        <table:table-row table:style-name="ro1">
          <table:table-cell table:formula="of:=[.A31]+10" office:value-type="float" office:value="261">
            <text:p>261</text:p>
          </table:table-cell>
          <table:table-cell table:formula="of:=1024*[.$K$5]/[.A32]-[.$K$5]" office:value-type="float" office:value="64314.1762452107">
            <text:p>64314,1762452107</text:p>
          </table:table-cell>
          <table:table-cell/>
          <table:table-cell table:formula="of:=[.B32]/[.$K$6]" office:value-type="float" office:value="7.60934408958953">
            <text:p>7,61</text:p>
          </table:table-cell>
          <table:table-cell table:formula="of:=[.$K$7]*POWER([.B32]/[.$K$6];[.$K$8])" office:value-type="float" office:value="0.052913827960287">
            <text:p>0,052913828</text:p>
          </table:table-cell>
          <table:table-cell table:number-columns-repeated="1019"/>
        </table:table-row>
        <table:table-row table:style-name="ro1">
          <table:table-cell table:formula="of:=[.A32]+10" office:value-type="float" office:value="271">
            <text:p>271</text:p>
          </table:table-cell>
          <table:table-cell table:formula="of:=1024*[.$K$5]/[.A33]-[.$K$5]" office:value-type="float" office:value="61129.1512915129">
            <text:p>61129,1512915129</text:p>
          </table:table-cell>
          <table:table-cell/>
          <table:table-cell table:formula="of:=[.B33]/[.$K$6]" office:value-type="float" office:value="7.2325072517171">
            <text:p>7,23</text:p>
          </table:table-cell>
          <table:table-cell table:formula="of:=[.$K$7]*POWER([.B33]/[.$K$6];[.$K$8])" office:value-type="float" office:value="0.0623642921085896">
            <text:p>0,0623642921</text:p>
          </table:table-cell>
          <table:table-cell table:number-columns-repeated="1019"/>
        </table:table-row>
        <table:table-row table:style-name="ro1">
          <table:table-cell table:formula="of:=[.A33]+10" office:value-type="float" office:value="281">
            <text:p>281</text:p>
          </table:table-cell>
          <table:table-cell table:formula="of:=1024*[.$K$5]/[.A34]-[.$K$5]" office:value-type="float" office:value="58170.8185053381">
            <text:p>58170,8185053381</text:p>
          </table:table-cell>
          <table:table-cell/>
          <table:table-cell table:formula="of:=[.B34]/[.$K$6]" office:value-type="float" office:value="6.88249154109537">
            <text:p>6,88</text:p>
          </table:table-cell>
          <table:table-cell table:formula="of:=[.$K$7]*POWER([.B34]/[.$K$6];[.$K$8])" office:value-type="float" office:value="0.0732210752383392">
            <text:p>0,0732210752</text:p>
          </table:table-cell>
          <table:table-cell table:number-columns-repeated="1019"/>
        </table:table-row>
        <table:table-row table:style-name="ro1">
          <table:table-cell table:formula="of:=[.A34]+10" office:value-type="float" office:value="291">
            <text:p>291</text:p>
          </table:table-cell>
          <table:table-cell table:formula="of:=1024*[.$K$5]/[.A35]-[.$K$5]" office:value-type="float" office:value="55415.8075601375">
            <text:p>55415,8075601375</text:p>
          </table:table-cell>
          <table:table-cell/>
          <table:table-cell table:formula="of:=[.B35]/[.$K$6]" office:value-type="float" office:value="6.55653189305933">
            <text:p>6,56</text:p>
          </table:table-cell>
          <table:table-cell table:formula="of:=[.$K$7]*POWER([.B35]/[.$K$6];[.$K$8])" office:value-type="float" office:value="0.0856663255448272">
            <text:p>0,0856663255</text:p>
          </table:table-cell>
          <table:table-cell table:number-columns-repeated="1019"/>
        </table:table-row>
        <table:table-row table:style-name="ro1">
          <table:table-cell table:formula="of:=[.A35]+10" office:value-type="float" office:value="301">
            <text:p>301</text:p>
          </table:table-cell>
          <table:table-cell table:formula="of:=1024*[.$K$5]/[.A36]-[.$K$5]" office:value-type="float" office:value="52843.853820598">
            <text:p>52843,853820598</text:p>
          </table:table-cell>
          <table:table-cell/>
          <table:table-cell table:formula="of:=[.B36]/[.$K$6]" office:value-type="float" office:value="6.25223069339778">
            <text:p>6,25</text:p>
          </table:table-cell>
          <table:table-cell table:formula="of:=[.$K$7]*POWER([.B36]/[.$K$6];[.$K$8])" office:value-type="float" office:value="0.0999045917194004">
            <text:p>0,0999045917</text:p>
          </table:table-cell>
          <table:table-cell table:number-columns-repeated="1019"/>
        </table:table-row>
        <table:table-row table:style-name="ro1">
          <table:table-cell table:formula="of:=[.A36]+10" office:value-type="float" office:value="311">
            <text:p>311</text:p>
          </table:table-cell>
          <table:table-cell table:formula="of:=1024*[.$K$5]/[.A37]-[.$K$5]" office:value-type="float" office:value="50437.2990353698">
            <text:p>50437,2990353698</text:p>
          </table:table-cell>
          <table:table-cell/>
          <table:table-cell table:formula="of:=[.B37]/[.$K$6]" office:value-type="float" office:value="5.96749870271767">
            <text:p>5,97</text:p>
          </table:table-cell>
          <table:table-cell table:formula="of:=[.$K$7]*POWER([.B37]/[.$K$6];[.$K$8])" office:value-type="float" office:value="0.116165686193014">
            <text:p>0,1161656862</text:p>
          </table:table-cell>
          <table:table-cell table:number-columns-repeated="1019"/>
        </table:table-row>
        <table:table-row table:style-name="ro1">
          <table:table-cell table:formula="of:=[.A37]+10" office:value-type="float" office:value="321">
            <text:p>321</text:p>
          </table:table-cell>
          <table:table-cell table:formula="of:=1024*[.$K$5]/[.A38]-[.$K$5]" office:value-type="float" office:value="48180.6853582555">
            <text:p>48180,6853582555</text:p>
          </table:table-cell>
          <table:table-cell/>
          <table:table-cell table:formula="of:=[.B38]/[.$K$6]" office:value-type="float" office:value="5.70050702298337">
            <text:p>5,70</text:p>
          </table:table-cell>
          <table:table-cell table:formula="of:=[.$K$7]*POWER([.B38]/[.$K$6];[.$K$8])" office:value-type="float" office:value="0.134707944071821">
            <text:p>0,1347079441</text:p>
          </table:table-cell>
          <table:table-cell table:number-columns-repeated="1019"/>
        </table:table-row>
        <table:table-row table:style-name="ro1">
          <table:table-cell table:formula="of:=[.A38]+10" office:value-type="float" office:value="331">
            <text:p>331</text:p>
          </table:table-cell>
          <table:table-cell table:formula="of:=1024*[.$K$5]/[.A39]-[.$K$5]" office:value-type="float" office:value="46060.4229607251">
            <text:p>46060,4229607251</text:p>
          </table:table-cell>
          <table:table-cell/>
          <table:table-cell table:formula="of:=[.B39]/[.$K$6]" office:value-type="float" office:value="5.44964777102758">
            <text:p>5,45</text:p>
          </table:table-cell>
          <table:table-cell table:formula="of:=[.$K$7]*POWER([.B39]/[.$K$6];[.$K$8])" office:value-type="float" office:value="0.15582193752272">
            <text:p>0,1558219375</text:p>
          </table:table-cell>
          <table:table-cell table:number-columns-repeated="1019"/>
        </table:table-row>
        <table:table-row table:style-name="ro1">
          <table:table-cell table:formula="of:=[.A39]+10" office:value-type="float" office:value="341">
            <text:p>341</text:p>
          </table:table-cell>
          <table:table-cell table:formula="of:=1024*[.$K$5]/[.A40]-[.$K$5]" office:value-type="float" office:value="44064.5161290323">
            <text:p>44064,5161290323</text:p>
          </table:table-cell>
          <table:table-cell/>
          <table:table-cell table:formula="of:=[.B40]/[.$K$6]" office:value-type="float" office:value="5.21350167167916">
            <text:p>5,21</text:p>
          </table:table-cell>
          <table:table-cell table:formula="of:=[.$K$7]*POWER([.B40]/[.$K$6];[.$K$8])" office:value-type="float" office:value="0.179834715262132">
            <text:p>0,1798347153</text:p>
          </table:table-cell>
          <table:table-cell table:number-columns-repeated="1019"/>
        </table:table-row>
        <table:table-row table:style-name="ro1">
          <table:table-cell table:formula="of:=[.A40]+10" office:value-type="float" office:value="351">
            <text:p>351</text:p>
          </table:table-cell>
          <table:table-cell table:formula="of:=1024*[.$K$5]/[.A41]-[.$K$5]" office:value-type="float" office:value="42182.3361823362">
            <text:p>42182,3361823362</text:p>
          </table:table-cell>
          <table:table-cell/>
          <table:table-cell table:formula="of:=[.B41]/[.$K$6]" office:value-type="float" office:value="4.99081119052724">
            <text:p>4,99</text:p>
          </table:table-cell>
          <table:table-cell table:formula="of:=[.$K$7]*POWER([.B41]/[.$K$6];[.$K$8])" office:value-type="float" office:value="0.207114648490034">
            <text:p>0,2071146485</text:p>
          </table:table-cell>
          <table:table-cell table:number-columns-repeated="1019"/>
        </table:table-row>
        <table:table-row table:style-name="ro1">
          <table:table-cell table:formula="of:=[.A41]+10" office:value-type="float" office:value="361">
            <text:p>361</text:p>
          </table:table-cell>
          <table:table-cell table:formula="of:=1024*[.$K$5]/[.A42]-[.$K$5]" office:value-type="float" office:value="40404.432132964">
            <text:p>40404,432132964</text:p>
          </table:table-cell>
          <table:table-cell/>
          <table:table-cell table:formula="of:=[.B42]/[.$K$6]" office:value-type="float" office:value="4.78045813215381">
            <text:p>4,78</text:p>
          </table:table-cell>
          <table:table-cell table:formula="of:=[.$K$7]*POWER([.B42]/[.$K$6];[.$K$8])" office:value-type="float" office:value="0.238076978448387">
            <text:p>0,2380769784</text:p>
          </table:table-cell>
          <table:table-cell table:number-columns-repeated="1019"/>
        </table:table-row>
        <table:table-row table:style-name="ro1">
          <table:table-cell table:formula="of:=[.A42]+10" office:value-type="float" office:value="371">
            <text:p>371</text:p>
          </table:table-cell>
          <table:table-cell table:formula="of:=1024*[.$K$5]/[.A43]-[.$K$5]" office:value-type="float" office:value="38722.371967655">
            <text:p>38722,371967655</text:p>
          </table:table-cell>
          <table:table-cell/>
          <table:table-cell table:formula="of:=[.B43]/[.$K$6]" office:value-type="float" office:value="4.58144486129378">
            <text:p>4,58</text:p>
          </table:table-cell>
          <table:table-cell table:formula="of:=[.$K$7]*POWER([.B43]/[.$K$6];[.$K$8])" office:value-type="float" office:value="0.273190177199901">
            <text:p>0,2731901772</text:p>
          </table:table-cell>
          <table:table-cell table:number-columns-repeated="1019"/>
        </table:table-row>
        <table:table-row table:style-name="ro1">
          <table:table-cell table:formula="of:=[.A43]+10" office:value-type="float" office:value="381">
            <text:p>381</text:p>
          </table:table-cell>
          <table:table-cell table:formula="of:=1024*[.$K$5]/[.A44]-[.$K$5]" office:value-type="float" office:value="37128.6089238845">
            <text:p>37128,6089238845</text:p>
          </table:table-cell>
          <table:table-cell/>
          <table:table-cell table:formula="of:=[.B44]/[.$K$6]" office:value-type="float" office:value="4.39287848129254">
            <text:p>4,39</text:p>
          </table:table-cell>
          <table:table-cell table:formula="of:=[.$K$7]*POWER([.B44]/[.$K$6];[.$K$8])" office:value-type="float" office:value="0.312983252745472">
            <text:p>0,3129832527</text:p>
          </table:table-cell>
          <table:table-cell table:number-columns-repeated="1019"/>
        </table:table-row>
        <table:table-row table:style-name="ro1">
          <table:table-cell table:formula="of:=[.A44]+10" office:value-type="float" office:value="391">
            <text:p>391</text:p>
          </table:table-cell>
          <table:table-cell table:formula="of:=1024*[.$K$5]/[.A45]-[.$K$5]" office:value-type="float" office:value="35616.368286445">
            <text:p>35616,368286445</text:p>
          </table:table-cell>
          <table:table-cell/>
          <table:table-cell table:formula="of:=[.B45]/[.$K$6]" office:value-type="float" office:value="4.2139574404218">
            <text:p>4,21</text:p>
          </table:table-cell>
          <table:table-cell table:formula="of:=[.$K$7]*POWER([.B45]/[.$K$6];[.$K$8])" office:value-type="float" office:value="0.358054152868828">
            <text:p>0,3580541529</text:p>
          </table:table-cell>
          <table:table-cell table:number-columns-repeated="1019"/>
        </table:table-row>
        <table:table-row table:style-name="ro1">
          <table:table-cell table:formula="of:=[.A45]+10" office:value-type="float" office:value="401">
            <text:p>401</text:p>
          </table:table-cell>
          <table:table-cell table:formula="of:=1024*[.$K$5]/[.A46]-[.$K$5]" office:value-type="float" office:value="34179.5511221945">
            <text:p>34179,5511221945</text:p>
          </table:table-cell>
          <table:table-cell/>
          <table:table-cell table:formula="of:=[.B46]/[.$K$6]" office:value-type="float" office:value="4.04396014223787">
            <text:p>4,04</text:p>
          </table:table-cell>
          <table:table-cell table:formula="of:=[.$K$7]*POWER([.B46]/[.$K$6];[.$K$8])" office:value-type="float" office:value="0.40907944990234">
            <text:p>0,4090794499</text:p>
          </table:table-cell>
          <table:table-cell table:number-columns-repeated="1019"/>
        </table:table-row>
        <table:table-row table:style-name="ro1">
          <table:table-cell table:formula="of:=[.A46]+10" office:value-type="float" office:value="411">
            <text:p>411</text:p>
          </table:table-cell>
          <table:table-cell table:formula="of:=1024*[.$K$5]/[.A47]-[.$K$5]" office:value-type="float" office:value="32812.6520681265">
            <text:p>32812,6520681265</text:p>
          </table:table-cell>
          <table:table-cell/>
          <table:table-cell table:formula="of:=[.B47]/[.$K$6]" office:value-type="float" office:value="3.88223521866144">
            <text:p>3,88</text:p>
          </table:table-cell>
          <table:table-cell table:formula="of:=[.$K$7]*POWER([.B47]/[.$K$6];[.$K$8])" office:value-type="float" office:value="0.466825521916022">
            <text:p>0,4668255219</text:p>
          </table:table-cell>
          <table:table-cell table:number-columns-repeated="1019"/>
        </table:table-row>
        <table:table-row table:style-name="ro1">
          <table:table-cell table:formula="of:=[.A47]+10" office:value-type="float" office:value="421">
            <text:p>421</text:p>
          </table:table-cell>
          <table:table-cell table:formula="of:=1024*[.$K$5]/[.A48]-[.$K$5]" office:value-type="float" office:value="31510.6888361045">
            <text:p>31510,6888361045</text:p>
          </table:table-cell>
          <table:table-cell/>
          <table:table-cell table:formula="of:=[.B48]/[.$K$6]" office:value-type="float" office:value="3.72819318931667">
            <text:p>3,73</text:p>
          </table:table-cell>
          <table:table-cell table:formula="of:=[.$K$7]*POWER([.B48]/[.$K$6];[.$K$8])" office:value-type="float" office:value="0.532161485835156">
            <text:p>0,5321614858</text:p>
          </table:table-cell>
          <table:table-cell table:number-columns-repeated="1019"/>
        </table:table-row>
        <table:table-row table:style-name="ro1">
          <table:table-cell table:formula="of:=[.A48]+10" office:value-type="float" office:value="431">
            <text:p>431</text:p>
          </table:table-cell>
          <table:table-cell table:formula="of:=1024*[.$K$5]/[.A49]-[.$K$5]" office:value-type="float" office:value="30269.1415313225">
            <text:p>30269,1415313225</text:p>
          </table:table-cell>
          <table:table-cell/>
          <table:table-cell table:formula="of:=[.B49]/[.$K$6]" office:value-type="float" office:value="3.58129928198326">
            <text:p>3,58</text:p>
          </table:table-cell>
          <table:table-cell table:formula="of:=[.$K$7]*POWER([.B49]/[.$K$6];[.$K$8])" office:value-type="float" office:value="0.606074186165499">
            <text:p>0,6060741862</text:p>
          </table:table-cell>
          <table:table-cell table:number-columns-repeated="1019"/>
        </table:table-row>
        <table:table-row table:style-name="ro1">
          <table:table-cell table:formula="of:=[.A49]+10" office:value-type="float" office:value="441">
            <text:p>441</text:p>
          </table:table-cell>
          <table:table-cell table:formula="of:=1024*[.$K$5]/[.A50]-[.$K$5]" office:value-type="float" office:value="29083.9002267574">
            <text:p>29083,9002267574</text:p>
          </table:table-cell>
          <table:table-cell/>
          <table:table-cell table:formula="of:=[.B50]/[.$K$6]" office:value-type="float" office:value="3.44106722985771">
            <text:p>3,44</text:p>
          </table:table-cell>
          <table:table-cell table:formula="of:=[.$K$7]*POWER([.B50]/[.$K$6];[.$K$8])" office:value-type="float" office:value="0.689685601178041">
            <text:p>0,6896856012</text:p>
          </table:table-cell>
          <table:table-cell table:number-columns-repeated="1019"/>
        </table:table-row>
        <table:table-row table:style-name="ro1">
          <table:table-cell table:formula="of:=[.A50]+10" office:value-type="float" office:value="451">
            <text:p>451</text:p>
          </table:table-cell>
          <table:table-cell table:formula="of:=1024*[.$K$5]/[.A51]-[.$K$5]" office:value-type="float" office:value="27951.2195121951">
            <text:p>27951,2195121951</text:p>
          </table:table-cell>
          <table:table-cell/>
          <table:table-cell table:formula="of:=[.B51]/[.$K$6]" office:value-type="float" office:value="3.30705389401267">
            <text:p>3,31</text:p>
          </table:table-cell>
          <table:table-cell table:formula="of:=[.$K$7]*POWER([.B51]/[.$K$6];[.$K$8])" office:value-type="float" office:value="0.784273098854614">
            <text:p>0,7842730989</text:p>
          </table:table-cell>
          <table:table-cell table:number-columns-repeated="1019"/>
        </table:table-row>
        <table:table-row table:style-name="ro1">
          <table:table-cell table:formula="of:=[.A51]+10" office:value-type="float" office:value="461">
            <text:p>461</text:p>
          </table:table-cell>
          <table:table-cell table:formula="of:=1024*[.$K$5]/[.A52]-[.$K$5]" office:value-type="float" office:value="26867.6789587852">
            <text:p>26867,6789587852</text:p>
          </table:table-cell>
          <table:table-cell/>
          <table:table-cell table:formula="of:=[.B52]/[.$K$6]" office:value-type="float" office:value="3.17885458575311">
            <text:p>3,18</text:p>
          </table:table-cell>
          <table:table-cell table:formula="of:=[.$K$7]*POWER([.B52]/[.$K$6];[.$K$8])" office:value-type="float" office:value="0.891293060464748">
            <text:p>0,8912930605</text:p>
          </table:table-cell>
          <table:table-cell table:number-columns-repeated="1019"/>
        </table:table-row>
        <table:table-row table:style-name="ro1">
          <table:table-cell table:formula="of:=[.A52]+10" office:value-type="float" office:value="471">
            <text:p>471</text:p>
          </table:table-cell>
          <table:table-cell table:formula="of:=1024*[.$K$5]/[.A53]-[.$K$5]" office:value-type="float" office:value="25830.1486199575">
            <text:p>25830,1486199575</text:p>
          </table:table-cell>
          <table:table-cell/>
          <table:table-cell table:formula="of:=[.B53]/[.$K$6]" office:value-type="float" office:value="3.05609898485063">
            <text:p>3,06</text:p>
          </table:table-cell>
          <table:table-cell table:formula="of:=[.$K$7]*POWER([.B53]/[.$K$6];[.$K$8])" office:value-type="float" office:value="1.01240849389631">
            <text:p>1,0124084939</text:p>
          </table:table-cell>
          <table:table-cell table:number-columns-repeated="1019"/>
        </table:table-row>
        <table:table-row table:style-name="ro1">
          <table:table-cell table:formula="of:=[.A53]+10" office:value-type="float" office:value="481">
            <text:p>481</text:p>
          </table:table-cell>
          <table:table-cell table:formula="of:=1024*[.$K$5]/[.A54]-[.$K$5]" office:value-type="float" office:value="24835.7588357588">
            <text:p>24835,7588357588</text:p>
          </table:table-cell>
          <table:table-cell/>
          <table:table-cell table:formula="of:=[.B54]/[.$K$6]" office:value-type="float" office:value="2.93844756693787">
            <text:p>2,94</text:p>
          </table:table-cell>
          <table:table-cell table:formula="of:=[.$K$7]*POWER([.B54]/[.$K$6];[.$K$8])" office:value-type="float" office:value="1.14952138627998">
            <text:p>1,1495213863</text:p>
          </table:table-cell>
          <table:table-cell table:number-columns-repeated="1019"/>
        </table:table-row>
        <table:table-row table:style-name="ro1">
          <table:table-cell table:formula="of:=[.A54]+10" office:value-type="float" office:value="491">
            <text:p>491</text:p>
          </table:table-cell>
          <table:table-cell table:formula="of:=1024*[.$K$5]/[.A55]-[.$K$5]" office:value-type="float" office:value="23881.8737270876">
            <text:p>23881,8737270876</text:p>
          </table:table-cell>
          <table:table-cell/>
          <table:table-cell table:formula="of:=[.B55]/[.$K$6]" office:value-type="float" office:value="2.82558846747368">
            <text:p>2,83</text:p>
          </table:table-cell>
          <table:table-cell table:formula="of:=[.$K$7]*POWER([.B55]/[.$K$6];[.$K$8])" office:value-type="float" office:value="1.30481070168925">
            <text:p>1,3048107017</text:p>
          </table:table-cell>
          <table:table-cell table:number-columns-repeated="1019"/>
        </table:table-row>
        <table:table-row table:style-name="ro1">
          <table:table-cell table:formula="of:=[.A55]+10" office:value-type="float" office:value="501">
            <text:p>501</text:p>
          </table:table-cell>
          <table:table-cell table:formula="of:=1024*[.$K$5]/[.A56]-[.$K$5]" office:value-type="float" office:value="22966.0678642715">
            <text:p>22966,0678642715</text:p>
          </table:table-cell>
          <table:table-cell/>
          <table:table-cell table:formula="of:=[.B56]/[.$K$6]" office:value-type="float" office:value="2.71723472128153">
            <text:p>2,72</text:p>
          </table:table-cell>
          <table:table-cell table:formula="of:=[.$K$7]*POWER([.B56]/[.$K$6];[.$K$8])" office:value-type="float" office:value="1.48077712193626">
            <text:p>1,4807771219</text:p>
          </table:table-cell>
          <table:table-cell table:number-columns-repeated="1019"/>
        </table:table-row>
        <table:table-row table:style-name="ro1">
          <table:table-cell table:formula="of:=[.A56]+10" office:value-type="float" office:value="511">
            <text:p>511</text:p>
          </table:table-cell>
          <table:table-cell table:formula="of:=1024*[.$K$5]/[.A57]-[.$K$5]" office:value-type="float" office:value="22086.1056751468">
            <text:p>22086,1056751468</text:p>
          </table:table-cell>
          <table:table-cell/>
          <table:table-cell table:formula="of:=[.B57]/[.$K$6]" office:value-type="float" office:value="2.61312182621235">
            <text:p>2,61</text:p>
          </table:table-cell>
          <table:table-cell table:formula="of:=[.$K$7]*POWER([.B57]/[.$K$6];[.$K$8])" office:value-type="float" office:value="1.68029586584762">
            <text:p>1,6802958658</text:p>
          </table:table-cell>
          <table:table-cell table:number-columns-repeated="1019"/>
        </table:table-row>
        <table:table-row table:style-name="ro1">
          <table:table-cell table:formula="of:=[.A57]+10" office:value-type="float" office:value="521">
            <text:p>521</text:p>
          </table:table-cell>
          <table:table-cell table:formula="of:=1024*[.$K$5]/[.A58]-[.$K$5]" office:value-type="float" office:value="21239.9232245681">
            <text:p>21239,9232245681</text:p>
          </table:table-cell>
          <table:table-cell/>
          <table:table-cell table:formula="of:=[.B58]/[.$K$6]" office:value-type="float" office:value="2.51300558738383">
            <text:p>2,51</text:p>
          </table:table-cell>
          <table:table-cell table:formula="of:=[.$K$7]*POWER([.B58]/[.$K$6];[.$K$8])" office:value-type="float" office:value="1.90667921655961">
            <text:p>1,9066792166</text:p>
          </table:table-cell>
          <table:table-cell table:number-columns-repeated="1019"/>
        </table:table-row>
        <table:table-row table:style-name="ro1">
          <table:table-cell table:formula="of:=[.A58]+10" office:value-type="float" office:value="531">
            <text:p>531</text:p>
          </table:table-cell>
          <table:table-cell table:formula="of:=1024*[.$K$5]/[.A59]-[.$K$5]" office:value-type="float" office:value="20425.6120527307">
            <text:p>20425,6120527307</text:p>
          </table:table-cell>
          <table:table-cell/>
          <table:table-cell table:formula="of:=[.B59]/[.$K$6]" office:value-type="float" office:value="2.41666020500836">
            <text:p>2,42</text:p>
          </table:table-cell>
          <table:table-cell table:formula="of:=[.$K$7]*POWER([.B59]/[.$K$6];[.$K$8])" office:value-type="float" office:value="2.1637507522917">
            <text:p>2,1637507523</text:p>
          </table:table-cell>
          <table:table-cell table:number-columns-repeated="1019"/>
        </table:table-row>
        <table:table-row table:style-name="ro1">
          <table:table-cell table:formula="of:=[.A59]+10" office:value-type="float" office:value="541">
            <text:p>541</text:p>
          </table:table-cell>
          <table:table-cell table:formula="of:=1024*[.$K$5]/[.A60]-[.$K$5]" office:value-type="float" office:value="19641.404805915">
            <text:p>19641,404805915</text:p>
          </table:table-cell>
          <table:table-cell/>
          <table:table-cell table:formula="of:=[.B60]/[.$K$6]" office:value-type="float" office:value="2.32387657429188">
            <text:p>2,32</text:p>
          </table:table-cell>
          <table:table-cell table:formula="of:=[.$K$7]*POWER([.B60]/[.$K$6];[.$K$8])" office:value-type="float" office:value="2.45593373304915">
            <text:p>2,455933733</text:p>
          </table:table-cell>
          <table:table-cell table:number-columns-repeated="1019"/>
        </table:table-row>
        <table:table-row table:style-name="ro1">
          <table:table-cell table:formula="of:=[.A60]+10" office:value-type="float" office:value="551">
            <text:p>551</text:p>
          </table:table-cell>
          <table:table-cell table:formula="of:=1024*[.$K$5]/[.A61]-[.$K$5]" office:value-type="float" office:value="18885.6624319419">
            <text:p>18885,6624319419</text:p>
          </table:table-cell>
          <table:table-cell/>
          <table:table-cell table:formula="of:=[.B61]/[.$K$6]" office:value-type="float" office:value="2.23446077046166">
            <text:p>2,23</text:p>
          </table:table-cell>
          <table:table-cell table:formula="of:=[.$K$7]*POWER([.B61]/[.$K$6];[.$K$8])" office:value-type="float" office:value="2.78835666877826">
            <text:p>2,7883566688</text:p>
          </table:table-cell>
          <table:table-cell table:number-columns-repeated="1019"/>
        </table:table-row>
        <table:table-row table:style-name="ro1">
          <table:table-cell table:formula="of:=[.A61]+10" office:value-type="float" office:value="561">
            <text:p>561</text:p>
          </table:table-cell>
          <table:table-cell table:formula="of:=1024*[.$K$5]/[.A62]-[.$K$5]" office:value-type="float" office:value="18156.862745098">
            <text:p>18156,862745098</text:p>
          </table:table-cell>
          <table:table-cell/>
          <table:table-cell table:formula="of:=[.B62]/[.$K$6]" office:value-type="float" office:value="2.14823269582324">
            <text:p>2,15</text:p>
          </table:table-cell>
          <table:table-cell table:formula="of:=[.$K$7]*POWER([.B62]/[.$K$6];[.$K$8])" office:value-type="float" office:value="3.16697981621031">
            <text:p>3,1669798162</text:p>
          </table:table-cell>
          <table:table-cell table:number-columns-repeated="1019"/>
        </table:table-row>
        <table:table-row table:style-name="ro1">
          <table:table-cell table:formula="of:=[.A62]+10" office:value-type="float" office:value="571">
            <text:p>571</text:p>
          </table:table-cell>
          <table:table-cell table:formula="of:=1024*[.$K$5]/[.A63]-[.$K$5]" office:value-type="float" office:value="17453.5901926445">
            <text:p>17453,5901926445</text:p>
          </table:table-cell>
          <table:table-cell/>
          <table:table-cell table:formula="of:=[.B63]/[.$K$6]" office:value-type="float" office:value="2.06502486898302">
            <text:p>2,07</text:p>
          </table:table-cell>
          <table:table-cell table:formula="of:=[.$K$7]*POWER([.B63]/[.$K$6];[.$K$8])" office:value-type="float" office:value="3.59874726457735">
            <text:p>3,5987472646</text:p>
          </table:table-cell>
          <table:table-cell table:number-columns-repeated="1019"/>
        </table:table-row>
        <table:table-row table:style-name="ro1">
          <table:table-cell table:formula="of:=[.A63]+10" office:value-type="float" office:value="581">
            <text:p>581</text:p>
          </table:table-cell>
          <table:table-cell table:formula="of:=1024*[.$K$5]/[.A64]-[.$K$5]" office:value-type="float" office:value="16774.5266781411">
            <text:p>16774,5266781411</text:p>
          </table:table-cell>
          <table:table-cell/>
          <table:table-cell table:formula="of:=[.B64]/[.$K$6]" office:value-type="float" office:value="1.98468133910804">
            <text:p>1,98</text:p>
          </table:table-cell>
          <table:table-cell table:formula="of:=[.$K$7]*POWER([.B64]/[.$K$6];[.$K$8])" office:value-type="float" office:value="4.09177043059357">
            <text:p>4,0917704306</text:p>
          </table:table-cell>
          <table:table-cell table:number-columns-repeated="1019"/>
        </table:table-row>
        <table:table-row table:style-name="ro1">
          <table:table-cell table:formula="of:=[.A64]+10" office:value-type="float" office:value="591">
            <text:p>591</text:p>
          </table:table-cell>
          <table:table-cell table:formula="of:=1024*[.$K$5]/[.A65]-[.$K$5]" office:value-type="float" office:value="16118.4433164129">
            <text:p>16118,4433164129</text:p>
          </table:table-cell>
          <table:table-cell/>
          <table:table-cell table:formula="of:=[.B65]/[.$K$6]" office:value-type="float" office:value="1.90705671041326">
            <text:p>1,91</text:p>
          </table:table-cell>
          <table:table-cell table:formula="of:=[.$K$7]*POWER([.B65]/[.$K$6];[.$K$8])" office:value-type="float" office:value="4.65555026466667">
            <text:p>4,6555502647</text:p>
          </table:table-cell>
          <table:table-cell table:number-columns-repeated="1019"/>
        </table:table-row>
        <table:table-row table:style-name="ro1">
          <table:table-cell table:formula="of:=[.A65]+10" office:value-type="float" office:value="601">
            <text:p>601</text:p>
          </table:table-cell>
          <table:table-cell table:formula="of:=1024*[.$K$5]/[.A66]-[.$K$5]" office:value-type="float" office:value="15484.1930116473">
            <text:p>15484,1930116473</text:p>
          </table:table-cell>
          <table:table-cell/>
          <table:table-cell table:formula="of:=[.B66]/[.$K$6]" office:value-type="float" office:value="1.83201526403777">
            <text:p>1,83</text:p>
          </table:table-cell>
          <table:table-cell table:formula="of:=[.$K$7]*POWER([.B66]/[.$K$6];[.$K$8])" office:value-type="float" office:value="5.3012473717973">
            <text:p>5,3012473718</text:p>
          </table:table-cell>
          <table:table-cell table:number-columns-repeated="1019"/>
        </table:table-row>
        <table:table-row table:style-name="ro1">
          <table:table-cell table:formula="of:=[.A66]+10" office:value-type="float" office:value="611">
            <text:p>611</text:p>
          </table:table-cell>
          <table:table-cell table:formula="of:=1024*[.$K$5]/[.A67]-[.$K$5]" office:value-type="float" office:value="14870.7037643208">
            <text:p>14870,7037643208</text:p>
          </table:table-cell>
          <table:table-cell/>
          <table:table-cell table:formula="of:=[.B67]/[.$K$6]" office:value-type="float" office:value="1.75943016615248">
            <text:p>1,76</text:p>
          </table:table-cell>
          <table:table-cell table:formula="of:=[.$K$7]*POWER([.B67]/[.$K$6];[.$K$8])" office:value-type="float" office:value="6.0420117039294">
            <text:p>6,0420117039</text:p>
          </table:table-cell>
          <table:table-cell table:number-columns-repeated="1019"/>
        </table:table-row>
        <table:table-row table:style-name="ro1">
          <table:table-cell table:formula="of:=[.A67]+10" office:value-type="float" office:value="621">
            <text:p>621</text:p>
          </table:table-cell>
          <table:table-cell table:formula="of:=1024*[.$K$5]/[.A68]-[.$K$5]" office:value-type="float" office:value="14276.9726247987">
            <text:p>14276,9726247987</text:p>
          </table:table-cell>
          <table:table-cell/>
          <table:table-cell table:formula="of:=[.B68]/[.$K$6]" office:value-type="float" office:value="1.68918275257912">
            <text:p>1,69</text:p>
          </table:table-cell>
          <table:table-cell table:formula="of:=[.$K$7]*POWER([.B68]/[.$K$6];[.$K$8])" office:value-type="float" office:value="6.8933866632222">
            <text:p>6,8933866632</text:p>
          </table:table-cell>
          <table:table-cell table:number-columns-repeated="1019"/>
        </table:table-row>
        <table:table-row table:style-name="ro1">
          <table:table-cell table:formula="of:=[.A68]+10" office:value-type="float" office:value="631">
            <text:p>631</text:p>
          </table:table-cell>
          <table:table-cell table:formula="of:=1024*[.$K$5]/[.A69]-[.$K$5]" office:value-type="float" office:value="13702.06022187">
            <text:p>13702,06022187</text:p>
          </table:table-cell>
          <table:table-cell/>
          <table:table-cell table:formula="of:=[.B69]/[.$K$6]" office:value-type="float" office:value="1.6211618814328">
            <text:p>1,62</text:p>
          </table:table-cell>
          <table:table-cell table:formula="of:=[.$K$7]*POWER([.B69]/[.$K$6];[.$K$8])" office:value-type="float" office:value="7.87380660852672">
            <text:p>7,8738066085</text:p>
          </table:table-cell>
          <table:table-cell table:number-columns-repeated="1019"/>
        </table:table-row>
        <table:table-row table:style-name="ro1">
          <table:table-cell table:formula="of:=[.A69]+10" office:value-type="float" office:value="641">
            <text:p>641</text:p>
          </table:table-cell>
          <table:table-cell table:formula="of:=1024*[.$K$5]/[.A70]-[.$K$5]" office:value-type="float" office:value="13145.0858034321">
            <text:p>13145,0858034321</text:p>
          </table:table-cell>
          <table:table-cell/>
          <table:table-cell table:formula="of:=[.B70]/[.$K$6]" office:value-type="float" office:value="1.55526334635969">
            <text:p>1,56</text:p>
          </table:table-cell>
          <table:table-cell table:formula="of:=[.$K$7]*POWER([.B70]/[.$K$6];[.$K$8])" office:value-type="float" office:value="9.00521220874081">
            <text:p>9,0052122087</text:p>
          </table:table-cell>
          <table:table-cell table:number-columns-repeated="1019"/>
        </table:table-row>
        <table:table-row table:style-name="ro1">
          <table:table-cell table:formula="of:=[.A70]+10" office:value-type="float" office:value="651">
            <text:p>651</text:p>
          </table:table-cell>
          <table:table-cell table:formula="of:=1024*[.$K$5]/[.A71]-[.$K$5]" office:value-type="float" office:value="12605.222734255">
            <text:p>12605,222734255</text:p>
          </table:table-cell>
          <table:table-cell/>
          <table:table-cell table:formula="of:=[.B71]/[.$K$6]" office:value-type="float" office:value="1.49138934385412">
            <text:p>1,49</text:p>
          </table:table-cell>
          <table:table-cell table:formula="of:=[.$K$7]*POWER([.B71]/[.$K$6];[.$K$8])" office:value-type="float" office:value="10.3138152881755">
            <text:p>10,3138152882</text:p>
          </table:table-cell>
          <table:table-cell table:number-columns-repeated="1019"/>
        </table:table-row>
        <table:table-row table:style-name="ro1">
          <table:table-cell table:formula="of:=[.A71]+10" office:value-type="float" office:value="661">
            <text:p>661</text:p>
          </table:table-cell>
          <table:table-cell table:formula="of:=1024*[.$K$5]/[.A72]-[.$K$5]" office:value-type="float" office:value="12081.6944024206">
            <text:p>12081,6944024206</text:p>
          </table:table-cell>
          <table:table-cell/>
          <table:table-cell table:formula="of:=[.B72]/[.$K$6]" office:value-type="float" office:value="1.42944798892813">
            <text:p>1,43</text:p>
          </table:table-cell>
          <table:table-cell table:formula="of:=[.$K$7]*POWER([.B72]/[.$K$6];[.$K$8])" office:value-type="float" office:value="11.8310543858377">
            <text:p>11,8310543858</text:p>
          </table:table-cell>
          <table:table-cell table:number-columns-repeated="1019"/>
        </table:table-row>
        <table:table-row table:style-name="ro1">
          <table:table-cell table:formula="of:=[.A72]+10" office:value-type="float" office:value="671">
            <text:p>671</text:p>
          </table:table-cell>
          <table:table-cell table:formula="of:=1024*[.$K$5]/[.A73]-[.$K$5]" office:value-type="float" office:value="11573.7704918033">
            <text:p>11573,7704918033</text:p>
          </table:table-cell>
          <table:table-cell/>
          <table:table-cell table:formula="of:=[.B73]/[.$K$6]" office:value-type="float" office:value="1.36935287408936">
            <text:p>1,37</text:p>
          </table:table-cell>
          <table:table-cell table:formula="of:=[.$K$7]*POWER([.B73]/[.$K$6];[.$K$8])" office:value-type="float" office:value="13.59479507538">
            <text:p>13,5947950754</text:p>
          </table:table-cell>
          <table:table-cell table:number-columns-repeated="1019"/>
        </table:table-row>
        <table:table-row table:style-name="ro1">
          <table:table-cell table:formula="of:=[.A73]+10" office:value-type="float" office:value="681">
            <text:p>681</text:p>
          </table:table-cell>
          <table:table-cell table:formula="of:=1024*[.$K$5]/[.A74]-[.$K$5]" office:value-type="float" office:value="11080.7635829662">
            <text:p>11080,7635829662</text:p>
          </table:table-cell>
          <table:table-cell/>
          <table:table-cell table:formula="of:=[.B74]/[.$K$6]" office:value-type="float" office:value="1.31102266717537">
            <text:p>1,31</text:p>
          </table:table-cell>
          <table:table-cell table:formula="of:=[.$K$7]*POWER([.B74]/[.$K$6];[.$K$8])" office:value-type="float" office:value="15.6508463937841">
            <text:p>15,6508463938</text:p>
          </table:table-cell>
          <table:table-cell table:number-columns-repeated="1019"/>
        </table:table-row>
        <table:table-row table:style-name="ro1">
          <table:table-cell table:formula="of:=[.A74]+10" office:value-type="float" office:value="691">
            <text:p>691</text:p>
          </table:table-cell>
          <table:table-cell table:formula="of:=1024*[.$K$5]/[.A75]-[.$K$5]" office:value-type="float" office:value="10602.0260492041">
            <text:p>10602,0260492041</text:p>
          </table:table-cell>
          <table:table-cell/>
          <table:table-cell table:formula="of:=[.B75]/[.$K$6]" office:value-type="float" office:value="1.25438074410838">
            <text:p>1,25</text:p>
          </table:table-cell>
          <table:table-cell table:formula="of:=[.$K$7]*POWER([.B75]/[.$K$6];[.$K$8])" office:value-type="float" office:value="18.0548882488132">
            <text:p>18,0548882488</text:p>
          </table:table-cell>
          <table:table-cell table:number-columns-repeated="1019"/>
        </table:table-row>
        <table:table-row table:style-name="ro1">
          <table:table-cell table:formula="of:=[.A75]+10" office:value-type="float" office:value="701">
            <text:p>701</text:p>
          </table:table-cell>
          <table:table-cell table:formula="of:=1024*[.$K$5]/[.A76]-[.$K$5]" office:value-type="float" office:value="10136.9472182596">
            <text:p>10136,9472182596</text:p>
          </table:table-cell>
          <table:table-cell/>
          <table:table-cell table:formula="of:=[.B76]/[.$K$6]" office:value-type="float" office:value="1.19935485308325">
            <text:p>1,20</text:p>
          </table:table-cell>
          <table:table-cell table:formula="of:=[.$K$7]*POWER([.B76]/[.$K$6];[.$K$8])" office:value-type="float" office:value="20.8749369173249">
            <text:p>20,8749369173</text:p>
          </table:table-cell>
          <table:table-cell table:number-columns-repeated="1019"/>
        </table:table-row>
        <table:table-row table:style-name="ro1">
          <table:table-cell table:formula="of:=[.A76]+10" office:value-type="float" office:value="711">
            <text:p>711</text:p>
          </table:table-cell>
          <table:table-cell table:formula="of:=1024*[.$K$5]/[.A77]-[.$K$5]" office:value-type="float" office:value="9684.95077355837">
            <text:p>9684,9507735584</text:p>
          </table:table-cell>
          <table:table-cell/>
          <table:table-cell table:formula="of:=[.B77]/[.$K$6]" office:value-type="float" office:value="1.14587680709399">
            <text:p>1,15</text:p>
          </table:table-cell>
          <table:table-cell table:formula="of:=[.$K$7]*POWER([.B77]/[.$K$6];[.$K$8])" office:value-type="float" office:value="24.1945203255431">
            <text:p>24,1945203255</text:p>
          </table:table-cell>
          <table:table-cell table:number-columns-repeated="1019"/>
        </table:table-row>
        <table:table-row table:style-name="ro1">
          <table:table-cell table:formula="of:=[.A77]+10" office:value-type="float" office:value="721">
            <text:p>721</text:p>
          </table:table-cell>
          <table:table-cell table:formula="of:=1024*[.$K$5]/[.A78]-[.$K$5]" office:value-type="float" office:value="9245.49237170596">
            <text:p>9245,492371706</text:p>
          </table:table-cell>
          <table:table-cell/>
          <table:table-cell table:formula="of:=[.B78]/[.$K$6]" office:value-type="float" office:value="1.09388220204756">
            <text:p>1,09</text:p>
          </table:table-cell>
          <table:table-cell table:formula="of:=[.$K$7]*POWER([.B78]/[.$K$6];[.$K$8])" office:value-type="float" office:value="28.1167970063209">
            <text:p>28,1167970063</text:p>
          </table:table-cell>
          <table:table-cell table:number-columns-repeated="1019"/>
        </table:table-row>
        <table:table-row table:style-name="ro1">
          <table:table-cell table:formula="of:=[.A78]+10" office:value-type="float" office:value="731">
            <text:p>731</text:p>
          </table:table-cell>
          <table:table-cell table:formula="of:=1024*[.$K$5]/[.A79]-[.$K$5]" office:value-type="float" office:value="8818.05745554036">
            <text:p>8818,0574555404</text:p>
          </table:table-cell>
          <table:table-cell/>
          <table:table-cell table:formula="of:=[.B79]/[.$K$6]" office:value-type="float" office:value="1.04331015801471">
            <text:p>1,04</text:p>
          </table:table-cell>
          <table:table-cell table:formula="of:=[.$K$7]*POWER([.B79]/[.$K$6];[.$K$8])" office:value-type="float" office:value="32.7699402734342">
            <text:p>32,7699402734</text:p>
          </table:table-cell>
          <table:table-cell table:number-columns-repeated="1019"/>
        </table:table-row>
        <table:table-row table:style-name="ro1">
          <table:table-cell table:formula="of:=[.A79]+10" office:value-type="float" office:value="741">
            <text:p>741</text:p>
          </table:table-cell>
          <table:table-cell table:formula="of:=1024*[.$K$5]/[.A80]-[.$K$5]" office:value-type="float" office:value="8402.15924426451">
            <text:p>8402,1592442645</text:p>
          </table:table-cell>
          <table:table-cell/>
          <table:table-cell table:formula="of:=[.B80]/[.$K$6]" office:value-type="float" office:value="0.994103081432147">
            <text:p>0,99</text:p>
          </table:table-cell>
          <table:table-cell table:formula="of:=[.$K$7]*POWER([.B80]/[.$K$6];[.$K$8])" office:value-type="float" office:value="38.3142339265527">
            <text:p>38,3142339266</text:p>
          </table:table-cell>
          <table:table-cell table:number-columns-repeated="1019"/>
        </table:table-row>
        <table:table-row table:style-name="ro1">
          <table:table-cell table:formula="of:=[.A80]+10" office:value-type="float" office:value="751">
            <text:p>751</text:p>
          </table:table-cell>
          <table:table-cell table:formula="of:=1024*[.$K$5]/[.A81]-[.$K$5]" office:value-type="float" office:value="7997.33688415446">
            <text:p>7997,3368841545</text:p>
          </table:table-cell>
          <table:table-cell/>
          <table:table-cell table:formula="of:=[.B81]/[.$K$6]" office:value-type="float" office:value="0.946206446303178">
            <text:p>0,95</text:p>
          </table:table-cell>
          <table:table-cell table:formula="of:=[.$K$7]*POWER([.B81]/[.$K$6];[.$K$8])" office:value-type="float" office:value="44.9515053958187">
            <text:p>44,9515053958</text:p>
          </table:table-cell>
          <table:table-cell table:number-columns-repeated="1019"/>
        </table:table-row>
        <table:table-row table:style-name="ro1">
          <table:table-cell table:formula="of:=[.A81]+10" office:value-type="float" office:value="761">
            <text:p>761</text:p>
          </table:table-cell>
          <table:table-cell table:formula="of:=1024*[.$K$5]/[.A82]-[.$K$5]" office:value-type="float" office:value="7603.15374507227">
            <text:p>7603,1537450723</text:p>
          </table:table-cell>
          <table:table-cell/>
          <table:table-cell table:formula="of:=[.B82]/[.$K$6]" office:value-type="float" office:value="0.899568592649346">
            <text:p>0,90</text:p>
          </table:table-cell>
          <table:table-cell table:formula="of:=[.$K$7]*POWER([.B82]/[.$K$6];[.$K$8])" office:value-type="float" office:value="52.9377837900622">
            <text:p>52,9377837901</text:p>
          </table:table-cell>
          <table:table-cell table:number-columns-repeated="1019"/>
        </table:table-row>
        <table:table-row table:style-name="ro1">
          <table:table-cell table:formula="of:=[.A82]+10" office:value-type="float" office:value="771">
            <text:p>771</text:p>
          </table:table-cell>
          <table:table-cell table:formula="of:=1024*[.$K$5]/[.A83]-[.$K$5]" office:value-type="float" office:value="7219.19584954605">
            <text:p>7219,1958495461</text:p>
          </table:table-cell>
          <table:table-cell/>
          <table:table-cell table:formula="of:=[.B83]/[.$K$6]" office:value-type="float" office:value="0.854140540646716">
            <text:p>0,85</text:p>
          </table:table-cell>
          <table:table-cell table:formula="of:=[.$K$7]*POWER([.B83]/[.$K$6];[.$K$8])" office:value-type="float" office:value="62.6004560399641">
            <text:p>62,60045604</text:p>
          </table:table-cell>
          <table:table-cell table:number-columns-repeated="1019"/>
        </table:table-row>
        <table:table-row table:style-name="ro1">
          <table:table-cell table:formula="of:=[.A83]+10" office:value-type="float" office:value="781">
            <text:p>781</text:p>
          </table:table-cell>
          <table:table-cell table:formula="of:=1024*[.$K$5]/[.A84]-[.$K$5]" office:value-type="float" office:value="6845.07042253521">
            <text:p>6845,0704225352</text:p>
          </table:table-cell>
          <table:table-cell/>
          <table:table-cell table:formula="of:=[.B84]/[.$K$6]" office:value-type="float" office:value="0.809875819041081">
            <text:p>0,81</text:p>
          </table:table-cell>
          <table:table-cell table:formula="of:=[.$K$7]*POWER([.B84]/[.$K$6];[.$K$8])" office:value-type="float" office:value="74.3617708780782">
            <text:p>74,3617708781</text:p>
          </table:table-cell>
          <table:table-cell table:number-columns-repeated="1019"/>
        </table:table-row>
        <table:table-row table:style-name="ro1">
          <table:table-cell table:formula="of:=[.A84]+10" office:value-type="float" office:value="791">
            <text:p>791</text:p>
          </table:table-cell>
          <table:table-cell table:formula="of:=1024*[.$K$5]/[.A85]-[.$K$5]" office:value-type="float" office:value="6480.40455120101">
            <text:p>6480,404551201</text:p>
          </table:table-cell>
          <table:table-cell/>
          <table:table-cell table:formula="of:=[.B85]/[.$K$6]" office:value-type="float" office:value="0.766730306578444">
            <text:p>0,77</text:p>
          </table:table-cell>
          <table:table-cell table:formula="of:=[.$K$7]*POWER([.B85]/[.$K$6];[.$K$8])" office:value-type="float" office:value="88.7714147153423">
            <text:p>88,7714147153</text:p>
          </table:table-cell>
          <table:table-cell table:number-columns-repeated="1019"/>
        </table:table-row>
        <table:table-row table:style-name="ro1">
          <table:table-cell table:formula="of:=[.A85]+10" office:value-type="float" office:value="801">
            <text:p>801</text:p>
          </table:table-cell>
          <table:table-cell table:formula="of:=1024*[.$K$5]/[.A86]-[.$K$5]" office:value-type="float" office:value="6124.84394506866">
            <text:p>6124,8439450687</text:p>
          </table:table-cell>
          <table:table-cell/>
          <table:table-cell table:formula="of:=[.B86]/[.$K$6]" office:value-type="float" office:value="0.724662085313377">
            <text:p>0,72</text:p>
          </table:table-cell>
          <table:table-cell table:formula="of:=[.$K$7]*POWER([.B86]/[.$K$6];[.$K$8])" office:value-type="float" office:value="106.552230145339">
            <text:p>106,5522301453</text:p>
          </table:table-cell>
          <table:table-cell table:number-columns-repeated="1019"/>
        </table:table-row>
        <table:table-row table:style-name="ro1">
          <table:table-cell table:formula="of:=[.A86]+10" office:value-type="float" office:value="811">
            <text:p>811</text:p>
          </table:table-cell>
          <table:table-cell table:formula="of:=1024*[.$K$5]/[.A87]-[.$K$5]" office:value-type="float" office:value="5778.05178791615">
            <text:p>5778,0517879162</text:p>
          </table:table-cell>
          <table:table-cell/>
          <table:table-cell table:formula="of:=[.B87]/[.$K$6]" office:value-type="float" office:value="0.683631304770013">
            <text:p>0,68</text:p>
          </table:table-cell>
          <table:table-cell table:formula="of:=[.$K$7]*POWER([.B87]/[.$K$6];[.$K$8])" office:value-type="float" office:value="128.665257211138">
            <text:p>128,6652572111</text:p>
          </table:table-cell>
          <table:table-cell table:number-columns-repeated="1019"/>
        </table:table-row>
        <table:table-row table:style-name="ro1">
          <table:table-cell table:formula="of:=[.A87]+10" office:value-type="float" office:value="821">
            <text:p>821</text:p>
          </table:table-cell>
          <table:table-cell table:formula="of:=1024*[.$K$5]/[.A88]-[.$K$5]" office:value-type="float" office:value="5439.70767356882">
            <text:p>5439,7076735688</text:p>
          </table:table-cell>
          <table:table-cell/>
          <table:table-cell table:formula="of:=[.B88]/[.$K$6]" office:value-type="float" office:value="0.643600056030385">
            <text:p>0,64</text:p>
          </table:table-cell>
          <table:table-cell table:formula="of:=[.$K$7]*POWER([.B88]/[.$K$6];[.$K$8])" office:value-type="float" office:value="156.403642511098">
            <text:p>156,4036425111</text:p>
          </table:table-cell>
          <table:table-cell table:number-columns-repeated="1019"/>
        </table:table-row>
        <table:table-row table:style-name="ro1">
          <table:table-cell table:formula="of:=[.A88]+10" office:value-type="float" office:value="831">
            <text:p>831</text:p>
          </table:table-cell>
          <table:table-cell table:formula="of:=1024*[.$K$5]/[.A89]-[.$K$5]" office:value-type="float" office:value="5109.50661853189">
            <text:p>5109,5066185319</text:p>
          </table:table-cell>
          <table:table-cell/>
          <table:table-cell table:formula="of:=[.B89]/[.$K$6]" office:value-type="float" office:value="0.604532254913854">
            <text:p>0,60</text:p>
          </table:table-cell>
          <table:table-cell table:formula="of:=[.$K$7]*POWER([.B89]/[.$K$6];[.$K$8])" office:value-type="float" office:value="191.530436564383">
            <text:p>191,5304365644</text:p>
          </table:table-cell>
          <table:table-cell table:number-columns-repeated="1019"/>
        </table:table-row>
        <table:table-row table:style-name="ro1">
          <table:table-cell table:formula="of:=[.A89]+10" office:value-type="float" office:value="841">
            <text:p>841</text:p>
          </table:table-cell>
          <table:table-cell table:formula="of:=1024*[.$K$5]/[.A90]-[.$K$5]" office:value-type="float" office:value="4787.1581450654">
            <text:p>4787,1581450654</text:p>
          </table:table-cell>
          <table:table-cell/>
          <table:table-cell table:formula="of:=[.B90]/[.$K$6]" office:value-type="float" office:value="0.566393533490937">
            <text:p>0,57</text:p>
          </table:table-cell>
          <table:table-cell table:formula="of:=[.$K$7]*POWER([.B90]/[.$K$6];[.$K$8])" office:value-type="float" office:value="236.484404331526">
            <text:p>236,4844043315</text:p>
          </table:table-cell>
          <table:table-cell table:number-columns-repeated="1019"/>
        </table:table-row>
        <table:table-row table:style-name="ro1">
          <table:table-cell table:formula="of:=[.A90]+10" office:value-type="float" office:value="851">
            <text:p>851</text:p>
          </table:table-cell>
          <table:table-cell table:formula="of:=1024*[.$K$5]/[.A91]-[.$K$5]" office:value-type="float" office:value="4472.38542890717">
            <text:p>4472,3854289072</text:p>
          </table:table-cell>
          <table:table-cell/>
          <table:table-cell table:formula="of:=[.B91]/[.$K$6]" office:value-type="float" office:value="0.529151139245997">
            <text:p>0,53</text:p>
          </table:table-cell>
          <table:table-cell table:formula="of:=[.$K$7]*POWER([.B91]/[.$K$6];[.$K$8])" office:value-type="float" office:value="294.693476864435">
            <text:p>294,6934768644</text:p>
          </table:table-cell>
          <table:table-cell table:number-columns-repeated="1019"/>
        </table:table-row>
        <table:table-row table:style-name="ro1">
          <table:table-cell table:formula="of:=[.A91]+10" office:value-type="float" office:value="861">
            <text:p>861</text:p>
          </table:table-cell>
          <table:table-cell table:formula="of:=1024*[.$K$5]/[.A92]-[.$K$5]" office:value-type="float" office:value="4164.92450638792">
            <text:p>4164,9245063879</text:p>
          </table:table-cell>
          <table:table-cell/>
          <table:table-cell table:formula="of:=[.B92]/[.$K$6]" office:value-type="float" office:value="0.49277384126691">
            <text:p>0,49</text:p>
          </table:table-cell>
          <table:table-cell table:formula="of:=[.$K$7]*POWER([.B92]/[.$K$6];[.$K$8])" office:value-type="float" office:value="371.062570971861">
            <text:p>371,0625709719</text:p>
          </table:table-cell>
          <table:table-cell table:number-columns-repeated="1019"/>
        </table:table-row>
        <table:table-row table:style-name="ro1">
          <table:table-cell table:formula="of:=[.A92]+10" office:value-type="float" office:value="871">
            <text:p>871</text:p>
          </table:table-cell>
          <table:table-cell table:formula="of:=1024*[.$K$5]/[.A93]-[.$K$5]" office:value-type="float" office:value="3864.52353616533">
            <text:p>3864,5235361653</text:p>
          </table:table-cell>
          <table:table-cell/>
          <table:table-cell table:formula="of:=[.B93]/[.$K$6]" office:value-type="float" office:value="0.457231842896986">
            <text:p>0,46</text:p>
          </table:table-cell>
          <table:table-cell table:formula="of:=[.$K$7]*POWER([.B93]/[.$K$6];[.$K$8])" office:value-type="float" office:value="472.751265638363">
            <text:p>472,7512656384</text:p>
          </table:table-cell>
          <table:table-cell table:number-columns-repeated="1019"/>
        </table:table-row>
        <table:table-row table:style-name="ro1">
          <table:table-cell table:formula="of:=[.A93]+10" office:value-type="float" office:value="881">
            <text:p>881</text:p>
          </table:table-cell>
          <table:table-cell table:formula="of:=1024*[.$K$5]/[.A94]-[.$K$5]" office:value-type="float" office:value="3570.94211123723">
            <text:p>3570,9421112372</text:p>
          </table:table-cell>
          <table:table-cell/>
          <table:table-cell table:formula="of:=[.B94]/[.$K$6]" office:value-type="float" office:value="0.422496700335687">
            <text:p>0,42</text:p>
          </table:table-cell>
          <table:table-cell table:formula="of:=[.$K$7]*POWER([.B94]/[.$K$6];[.$K$8])" office:value-type="float" office:value="610.44744724149">
            <text:p>610,4474472415</text:p>
          </table:table-cell>
          <table:table-cell table:number-columns-repeated="1019"/>
        </table:table-row>
        <table:table-row table:style-name="ro1">
          <table:table-cell table:formula="of:=[.A94]+10" office:value-type="float" office:value="891">
            <text:p>891</text:p>
          </table:table-cell>
          <table:table-cell table:formula="of:=1024*[.$K$5]/[.A95]-[.$K$5]" office:value-type="float" office:value="3283.95061728395">
            <text:p>3283,950617284</text:p>
          </table:table-cell>
          <table:table-cell/>
          <table:table-cell table:formula="of:=[.B95]/[.$K$6]" office:value-type="float" office:value="0.38854124672077">
            <text:p>0,39</text:p>
          </table:table-cell>
          <table:table-cell table:formula="of:=[.$K$7]*POWER([.B95]/[.$K$6];[.$K$8])" office:value-type="float" office:value="800.517672125379">
            <text:p>800,5176721254</text:p>
          </table:table-cell>
          <table:table-cell table:number-columns-repeated="1019"/>
        </table:table-row>
        <table:table-row table:style-name="ro1">
          <table:table-cell table:formula="of:=[.A95]+10" office:value-type="float" office:value="901">
            <text:p>901</text:p>
          </table:table-cell>
          <table:table-cell table:formula="of:=1024*[.$K$5]/[.A96]-[.$K$5]" office:value-type="float" office:value="3003.32963374029">
            <text:p>3003,3296337403</text:p>
          </table:table-cell>
          <table:table-cell/>
          <table:table-cell table:formula="of:=[.B96]/[.$K$6]" office:value-type="float" office:value="0.355339521266007">
            <text:p>0,36</text:p>
          </table:table-cell>
          <table:table-cell table:formula="of:=[.$K$7]*POWER([.B96]/[.$K$6];[.$K$8])" office:value-type="float" office:value="1068.76559306347">
            <text:p>1068,7655930635</text:p>
          </table:table-cell>
          <table:table-cell table:number-columns-repeated="1019"/>
        </table:table-row>
        <table:table-row table:style-name="ro1">
          <table:table-cell table:formula="of:=[.A96]+10" office:value-type="float" office:value="911">
            <text:p>911</text:p>
          </table:table-cell>
          <table:table-cell table:formula="of:=1024*[.$K$5]/[.A97]-[.$K$5]" office:value-type="float" office:value="2728.86937431394">
            <text:p>2728,869374314</text:p>
          </table:table-cell>
          <table:table-cell/>
          <table:table-cell table:formula="of:=[.B97]/[.$K$6]" office:value-type="float" office:value="0.322866703066013">
            <text:p>0,32</text:p>
          </table:table-cell>
          <table:table-cell table:formula="of:=[.$K$7]*POWER([.B97]/[.$K$6];[.$K$8])" office:value-type="float" office:value="1457.26726909869">
            <text:p>1457,2672690987</text:p>
          </table:table-cell>
          <table:table-cell table:number-columns-repeated="1019"/>
        </table:table-row>
        <table:table-row table:style-name="ro1">
          <table:table-cell table:formula="of:=[.A97]+10" office:value-type="float" office:value="921">
            <text:p>921</text:p>
          </table:table-cell>
          <table:table-cell table:formula="of:=1024*[.$K$5]/[.A98]-[.$K$5]" office:value-type="float" office:value="2460.36916395223">
            <text:p>2460,3691639522</text:p>
          </table:table-cell>
          <table:table-cell/>
          <table:table-cell table:formula="of:=[.B98]/[.$K$6]" office:value-type="float" office:value="0.291099049213467">
            <text:p>0,29</text:p>
          </table:table-cell>
          <table:table-cell table:formula="of:=[.$K$7]*POWER([.B98]/[.$K$6];[.$K$8])" office:value-type="float" office:value="2037.38902505803">
            <text:p>2037,389025058</text:p>
          </table:table-cell>
          <table:table-cell table:number-columns-repeated="1019"/>
        </table:table-row>
        <table:table-row table:style-name="ro1">
          <table:table-cell table:formula="of:=[.A98]+10" office:value-type="float" office:value="931">
            <text:p>931</text:p>
          </table:table-cell>
          <table:table-cell table:formula="of:=1024*[.$K$5]/[.A99]-[.$K$5]" office:value-type="float" office:value="2197.63694951665">
            <text:p>2197,6369495167</text:p>
          </table:table-cell>
          <table:table-cell/>
          <table:table-cell table:formula="of:=[.B99]/[.$K$6]" office:value-type="float" office:value="0.260013836904478">
            <text:p>0,26</text:p>
          </table:table-cell>
          <table:table-cell table:formula="of:=[.$K$7]*POWER([.B99]/[.$K$6];[.$K$8])" office:value-type="float" office:value="2935.96112488025">
            <text:p>2935,9611248803</text:p>
          </table:table-cell>
          <table:table-cell table:number-columns-repeated="1019"/>
        </table:table-row>
        <table:table-row table:style-name="ro1">
          <table:table-cell table:formula="of:=[.A99]+10" office:value-type="float" office:value="941">
            <text:p>941</text:p>
          </table:table-cell>
          <table:table-cell table:formula="of:=1024*[.$K$5]/[.A100]-[.$K$5]" office:value-type="float" office:value="1940.48884165781">
            <text:p>1940,4888416578</text:p>
          </table:table-cell>
          <table:table-cell/>
          <table:table-cell table:formula="of:=[.B100]/[.$K$6]" office:value-type="float" office:value="0.229589309235425">
            <text:p>0,23</text:p>
          </table:table-cell>
          <table:table-cell table:formula="of:=[.$K$7]*POWER([.B100]/[.$K$6];[.$K$8])" office:value-type="float" office:value="4391.42019034791">
            <text:p>4391,4201903479</text:p>
          </table:table-cell>
          <table:table-cell table:number-columns-repeated="1019"/>
        </table:table-row>
        <table:table-row table:style-name="ro1">
          <table:table-cell table:formula="of:=[.A100]+10" office:value-type="float" office:value="951">
            <text:p>951</text:p>
          </table:table-cell>
          <table:table-cell table:formula="of:=1024*[.$K$5]/[.A101]-[.$K$5]" office:value-type="float" office:value="1688.74868559411">
            <text:p>1688,7486855941</text:p>
          </table:table-cell>
          <table:table-cell/>
          <table:table-cell table:formula="of:=[.B101]/[.$K$6]" office:value-type="float" office:value="0.199804624419559">
            <text:p>0,20</text:p>
          </table:table-cell>
          <table:table-cell table:formula="of:=[.$K$7]*POWER([.B101]/[.$K$6];[.$K$8])" office:value-type="float" office:value="6884.0939102735">
            <text:p>6884,0939102735</text:p>
          </table:table-cell>
          <table:table-cell table:number-columns-repeated="1019"/>
        </table:table-row>
        <table:table-row table:style-name="ro1">
          <table:table-cell table:formula="of:=[.A101]+10" office:value-type="float" office:value="961">
            <text:p>961</text:p>
          </table:table-cell>
          <table:table-cell table:formula="of:=1024*[.$K$5]/[.A102]-[.$K$5]" office:value-type="float" office:value="1442.24765868887">
            <text:p>1442,2476586889</text:p>
          </table:table-cell>
          <table:table-cell/>
          <table:table-cell table:formula="of:=[.B102]/[.$K$6]" office:value-type="float" office:value="0.170639808174262">
            <text:p>0,17</text:p>
          </table:table-cell>
          <table:table-cell table:formula="of:=[.$K$7]*POWER([.B102]/[.$K$6];[.$K$8])" office:value-type="float" office:value="11469.6671538668">
            <text:p>11469,6671538668</text:p>
          </table:table-cell>
          <table:table-cell table:number-columns-repeated="1019"/>
        </table:table-row>
        <table:table-row table:style-name="ro1">
          <table:table-cell table:formula="of:=[.A102]+10" office:value-type="float" office:value="971">
            <text:p>971</text:p>
          </table:table-cell>
          <table:table-cell table:formula="of:=1024*[.$K$5]/[.A103]-[.$K$5]" office:value-type="float" office:value="1200.82389289392">
            <text:p>1200,8238928939</text:p>
          </table:table-cell>
          <table:table-cell/>
          <table:table-cell table:formula="of:=[.B103]/[.$K$6]" office:value-type="float" office:value="0.142075709050393">
            <text:p>0,14</text:p>
          </table:table-cell>
          <table:table-cell table:formula="of:=[.$K$7]*POWER([.B103]/[.$K$6];[.$K$8])" office:value-type="float" office:value="20747.1385773835">
            <text:p>20747,1385773835</text:p>
          </table:table-cell>
          <table:table-cell table:number-columns-repeated="1019"/>
        </table:table-row>
        <table:table-row table:style-name="ro1">
          <table:table-cell table:formula="of:=[.A103]+10" office:value-type="float" office:value="981">
            <text:p>981</text:p>
          </table:table-cell>
          <table:table-cell table:formula="of:=1024*[.$K$5]/[.A104]-[.$K$5]" office:value-type="float" office:value="964.322120285422">
            <text:p>964,3221202854</text:p>
          </table:table-cell>
          <table:table-cell/>
          <table:table-cell table:formula="of:=[.B104]/[.$K$6]" office:value-type="float" office:value="0.114093956493779">
            <text:p>0,11</text:p>
          </table:table-cell>
          <table:table-cell table:formula="of:=[.$K$7]*POWER([.B104]/[.$K$6];[.$K$8])" office:value-type="float" office:value="42184.2243434158">
            <text:p>42184,2243434158</text:p>
          </table:table-cell>
          <table:table-cell table:number-columns-repeated="1019"/>
        </table:table-row>
        <table:table-row table:style-name="ro1">
          <table:table-cell table:formula="of:=[.A104]+10" office:value-type="float" office:value="991">
            <text:p>991</text:p>
          </table:table-cell>
          <table:table-cell table:formula="of:=1024*[.$K$5]/[.A105]-[.$K$5]" office:value-type="float" office:value="732.593340060546">
            <text:p>732,5933400605</text:p>
          </table:table-cell>
          <table:table-cell/>
          <table:table-cell table:formula="of:=[.B105]/[.$K$6]" office:value-type="float" office:value="0.0866769214458763">
            <text:p>0,09</text:p>
          </table:table-cell>
          <table:table-cell table:formula="of:=[.$K$7]*POWER([.B105]/[.$K$6];[.$K$8])" office:value-type="float" office:value="102640.940323938">
            <text:p>102640,940323938</text:p>
          </table:table-cell>
          <table:table-cell table:number-columns-repeated="1019"/>
        </table:table-row>
        <table:table-row table:style-name="ro1">
          <table:table-cell table:formula="of:=[.A105]+10" office:value-type="float" office:value="1001">
            <text:p>1001</text:p>
          </table:table-cell>
          <table:table-cell table:formula="of:=1024*[.$K$5]/[.A106]-[.$K$5]" office:value-type="float" office:value="505.494505494506">
            <text:p>505,4945054945</text:p>
          </table:table-cell>
          <table:table-cell/>
          <table:table-cell table:formula="of:=[.B106]/[.$K$6]" office:value-type="float" office:value="0.0598076793060229">
            <text:p>0,06</text:p>
          </table:table-cell>
          <table:table-cell table:formula="of:=[.$K$7]*POWER([.B106]/[.$K$6];[.$K$8])" office:value-type="float" office:value="340948.343675406">
            <text:p>340948,343675406</text:p>
          </table:table-cell>
          <table:table-cell table:number-columns-repeated="1019"/>
        </table:table-row>
        <table:table-row table:style-name="ro1">
          <table:table-cell table:formula="of:=[.A106]+10" office:value-type="float" office:value="1011">
            <text:p>1011</text:p>
          </table:table-cell>
          <table:table-cell table:formula="of:=1024*[.$K$5]/[.A107]-[.$K$5]" office:value-type="float" office:value="282.888229475768">
            <text:p>282,8882294758</text:p>
          </table:table-cell>
          <table:table-cell/>
          <table:table-cell table:formula="of:=[.B107]/[.$K$6]" office:value-type="float" office:value="0.0334699750917851">
            <text:p>0,03</text:p>
          </table:table-cell>
          <table:table-cell table:formula="of:=[.$K$7]*POWER([.B107]/[.$K$6];[.$K$8])" office:value-type="float" office:value="2230125.77935183">
            <text:p>2230125,77935183</text:p>
          </table:table-cell>
          <table:table-cell table:number-columns-repeated="1019"/>
        </table:table-row>
        <table:table-row table:style-name="ro1">
          <table:table-cell table:formula="of:=[.A107]+10" office:value-type="float" office:value="1021">
            <text:p>1021</text:p>
          </table:table-cell>
          <table:table-cell table:formula="of:=1024*[.$K$5]/[.A108]-[.$K$5]" office:value-type="float" office:value="64.6425073457394">
            <text:p>64,6425073457</text:p>
          </table:table-cell>
          <table:table-cell/>
          <table:table-cell table:formula="of:=[.B108]/[.$K$6]" office:value-type="float" office:value="0.00764819064668001">
            <text:p>0,01</text:p>
          </table:table-cell>
          <table:table-cell table:formula="of:=[.$K$7]*POWER([.B108]/[.$K$6];[.$K$8])" office:value-type="float" office:value="264552365.209815">
            <text:p>264552365,209815</text:p>
          </table:table-cell>
          <table:table-cell table:number-columns-repeated="1019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table:table-column table:style-name="co7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 table:print="false">
        <table:table-column table:style-name="co7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5000" number:language="it" number:country="IT">
      <number:number number:min-integer-digits="1"/>
    </number:number-style>
    <number:number-style style:name="N5103P0" style:volatile="true" number:language="it" number:country="IT">
      <number:text>€ </number:text>
      <number:number number:decimal-places="0" number:min-integer-digits="1" number:grouping="true"/>
    </number:number-style>
    <number:number-style style:name="N5103" number:language="it" number:country="IT">
      <number:text>-€ </number:text>
      <number:number number:decimal-places="0" number:min-integer-digits="1" number:grouping="true"/>
      <style:map style:condition="value()&gt;=0" style:apply-style-name="N5103P0"/>
    </number:number-style>
    <number:number-style style:name="N5104P0" style:volatile="true" number:language="it" number:country="IT">
      <number:text>€ </number:text>
      <number:number number:decimal-places="0" number:min-integer-digits="1" number:grouping="true"/>
    </number:number-style>
    <number:number-style style:name="N5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04P0"/>
    </number:number-style>
    <number:number-style style:name="N5105P0" style:volatile="true" number:language="it" number:country="IT">
      <number:text>€ </number:text>
      <number:number number:decimal-places="2" number:min-integer-digits="1" number:grouping="true"/>
    </number:number-style>
    <number:number-style style:name="N5105" number:language="it" number:country="IT">
      <number:text>-€ </number:text>
      <number:number number:decimal-places="2" number:min-integer-digits="1" number:grouping="true"/>
      <style:map style:condition="value()&gt;=0" style:apply-style-name="N5105P0"/>
    </number:number-style>
    <number:number-style style:name="N5106P0" style:volatile="true" number:language="it" number:country="IT">
      <number:text>€ </number:text>
      <number:number number:decimal-places="2" number:min-integer-digits="1" number:grouping="true"/>
    </number:number-style>
    <number:number-style style:name="N5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06P0"/>
    </number:number-style>
    <number:date-style style:name="N5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8" number:language="it" number:country="IT">
      <number:day number:style="long"/>
      <number:text>-</number:text>
      <number:month number:textual="true"/>
    </number:date-style>
    <number:date-style style:name="N5109" number:language="it" number:country="IT">
      <number:month number:textual="true"/>
      <number:text>-</number:text>
      <number:year/>
    </number:date-style>
    <number:time-style style:name="N5110" number:language="it" number:country="IT">
      <number:hours/>
      <number:text>.</number:text>
      <number:minutes number:style="long"/>
      <number:text> </number:text>
      <number:am-pm/>
    </number:time-style>
    <number:time-style style:name="N5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12" number:language="it" number:country="IT">
      <number:hours/>
      <number:text>.</number:text>
      <number:minutes number:style="long"/>
    </number:time-style>
    <number:time-style style:name="N5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5P0" style:volatile="true" number:language="it" number:country="IT">
      <number:number number:decimal-places="0" number:min-integer-digits="1" number:grouping="true"/>
    </number:number-style>
    <number:number-style style:name="N5115" number:language="it" number:country="IT"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number number:decimal-places="0" number:min-integer-digits="1" number:grouping="true"/>
    </number:number-style>
    <number:number-style style:name="N5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it" number:country="IT">
      <number:number number:decimal-places="2" number:min-integer-digits="1" number:grouping="true"/>
    </number:number-style>
    <number:number-style style:name="N5117" number:language="it" number:country="IT"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it" number:country="IT">
      <number:number number:decimal-places="2" number:min-integer-digits="1" number:grouping="true"/>
    </number:number-style>
    <number:number-style style:name="N5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5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it" number:country="IT">
      <number:text> - </number:text>
    </number:number-style>
    <number:text-style style:name="N5119" number:language="it" number:country="IT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5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5120P2" style:volatile="true" number:language="it" number:country="IT">
      <number:text> € - </number:text>
    </number:number-style>
    <number:text-style style:name="N5120" number:language="it" number:country="IT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5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5121" number:language="it" number:country="IT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5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5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5122" number:language="it" number:country="IT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it" number:country="IT">
      <number:minutes number:style="long"/>
      <number:text>.</number:text>
      <number:seconds number:style="long"/>
    </number:time-style>
    <number:time-style style:name="N5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5125" number:language="it" number:country="IT">
      <number:minutes number:style="long"/>
      <number:text>.</number:text>
      <number:seconds number:style="long" number:decimal-places="1"/>
    </number:time-style>
    <number:number-style style:name="N5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10/05/2013</text:date>, <text:time>13.46.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36" meta:object-count="0"/>
    <meta:generator>OpenOffice.org/3.4.1$Win32 OpenOffice.org_project/341m1$Build-9593</meta:generator>
  </office:meta>
</office:document-meta>
</file>